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17D810244004504A162.png" manifest:media-type="image/png"/>
  <manifest:file-entry manifest:full-path="Pictures/100002010000025A000001648D3A64EF4F1BA1FE.png" manifest:media-type="image/png"/>
  <manifest:file-entry manifest:full-path="Pictures/1000020100000219000001AAE9A63CBF7AB328A1.png" manifest:media-type="image/png"/>
  <manifest:file-entry manifest:full-path="Pictures/10000000000002A1000001B90A3998CCF8959AEA.jpg" manifest:media-type="image/jpeg"/>
  <manifest:file-entry manifest:full-path="Pictures/10000000000001C700000187328EA5B10499F90C.jpg" manifest:media-type="image/jpeg"/>
  <manifest:file-entry manifest:full-path="Pictures/10000000000001D80000019D4DFC6745624E2F6D.jpg" manifest:media-type="image/jpeg"/>
  <manifest:file-entry manifest:full-path="Pictures/10000000000001720000012E8300D68BDC4F43BF.jpg" manifest:media-type="image/jpeg"/>
  <manifest:file-entry manifest:full-path="Pictures/100000000000037F00000184D91125FDB9241968.jpg" manifest:media-type="image/jpeg"/>
  <manifest:file-entry manifest:full-path="Pictures/100000000000020500000157E161CBD40CC99B86.jpg" manifest:media-type="image/jpeg"/>
  <manifest:file-entry manifest:full-path="Pictures/100000000000020300000158AA9048F4A9C43112.jpg" manifest:media-type="image/jpeg"/>
  <manifest:file-entry manifest:full-path="Pictures/1000000000000205000001634C8109D9E2B4D285.jpg" manifest:media-type="image/jpeg"/>
  <manifest:file-entry manifest:full-path="Pictures/10000000000002700000019FAFEDA1D1D7C96921.jpg" manifest:media-type="image/jpeg"/>
  <manifest:file-entry manifest:full-path="Pictures/10000000000001AE000001F232156EBF0F67C0EB.jpg" manifest:media-type="image/jpeg"/>
  <manifest:file-entry manifest:full-path="Pictures/10000000000002C600000191EE10649AF7FADB7E.jpg" manifest:media-type="image/jpeg"/>
  <manifest:file-entry manifest:full-path="Pictures/10000000000001B40000011BDD6C939CFF4CE577.jpg" manifest:media-type="image/jpeg"/>
  <manifest:file-entry manifest:full-path="Pictures/10000000000001C4000001856E1D89A231CA2EF9.jpg" manifest:media-type="image/jpeg"/>
  <manifest:file-entry manifest:full-path="Pictures/1000000000000205000001638E35CD64ADC0E622.jpg" manifest:media-type="image/jpeg"/>
  <manifest:file-entry manifest:full-path="Pictures/10000201000003CF00000107E42B77B623CC3656.png" manifest:media-type="image/png"/>
  <manifest:file-entry manifest:full-path="Pictures/10000000000001F300000149CA06A76FB2AF93D2.jpg" manifest:media-type="image/jpeg"/>
  <manifest:file-entry manifest:full-path="Pictures/10000201000000B80000013E10ADC17196B265D3.png" manifest:media-type="image/png"/>
  <manifest:file-entry manifest:full-path="Pictures/10000201000003CF0000006831DF8B4692723D0B.png" manifest:media-type="image/png"/>
  <manifest:file-entry manifest:full-path="Pictures/10000201000003CF0000010890F4C9E6B148B0B8.png" manifest:media-type="image/png"/>
  <manifest:file-entry manifest:full-path="Pictures/100000000000028D000001ABE54F990E9A9AEE41.jpg" manifest:media-type="image/jpeg"/>
  <manifest:file-entry manifest:full-path="Pictures/1000020100000140000000CDACA80B0B5414179E.png" manifest:media-type="image/png"/>
  <manifest:file-entry manifest:full-path="Pictures/100000000000020500000175B78021EA7CEA61FD.jpg" manifest:media-type="image/jpeg"/>
  <manifest:file-entry manifest:full-path="Pictures/10000201000003E0000000CADF47E2973086D189.png" manifest:media-type="image/png"/>
  <manifest:file-entry manifest:full-path="Pictures/10000000000001B7000001D2D8D88173C05BBE98.jpg" manifest:media-type="image/jpeg"/>
  <manifest:file-entry manifest:full-path="Pictures/10000000000002040000014B95E01621BBE2334E.jpg" manifest:media-type="image/jpeg"/>
  <manifest:file-entry manifest:full-path="Pictures/1000020100000181000000D7E838CA251C2E5CAA.png" manifest:media-type="image/png"/>
  <manifest:file-entry manifest:full-path="Pictures/10000000000002B50000017D77F1C84D073698DB.jpg" manifest:media-type="image/jpeg"/>
  <manifest:file-entry manifest:full-path="Pictures/10000201000003E0000001A1F9FB3E545136C337.png" manifest:media-type="image/png"/>
  <manifest:file-entry manifest:full-path="Pictures/10000201000003E000000073AAFB5E8544EB8A65.png" manifest:media-type="image/png"/>
  <manifest:file-entry manifest:full-path="Pictures/10000201000003E000000181F11952955F12F554.png" manifest:media-type="image/png"/>
  <manifest:file-entry manifest:full-path="Pictures/10000201000003E000000182B7BA0733EAA89737.png" manifest:media-type="image/png"/>
  <manifest:file-entry manifest:full-path="Pictures/1000000000000245000001B50C4422191548EBE0.jpg" manifest:media-type="image/jpeg"/>
  <manifest:file-entry manifest:full-path="Pictures/10000201000003E0000001A124A82607980BC2CB.png" manifest:media-type="image/png"/>
  <manifest:file-entry manifest:full-path="Pictures/10000000000001EC00000196DCF723295835C2BA.jpg" manifest:media-type="image/jpeg"/>
  <manifest:file-entry manifest:full-path="Pictures/10000201000003E0000000F51951CDC09EBF419C.png" manifest:media-type="image/png"/>
  <manifest:file-entry manifest:full-path="Pictures/10000000000002B300000185DFFADD7EF64475AE.jpg" manifest:media-type="image/jpeg"/>
  <manifest:file-entry manifest:full-path="Pictures/100002010000012C000000695A32E07366ABFB0E.png" manifest:media-type="image/png"/>
  <manifest:file-entry manifest:full-path="Pictures/10000000000002DC0000018F3B27B4C7F4A9E791.jpg" manifest:media-type="image/jpeg"/>
  <manifest:file-entry manifest:full-path="Pictures/10000000000001F30000014928A1A9A77FC6976C.jpg" manifest:media-type="image/jpeg"/>
  <manifest:file-entry manifest:full-path="Pictures/1000000000000278000001970E94FA6BB5B3F815.jpg" manifest:media-type="image/jpeg"/>
  <manifest:file-entry manifest:full-path="Pictures/10000201000003E0000000F50A9006F33E9A0116.png" manifest:media-type="image/png"/>
  <manifest:file-entry manifest:full-path="Pictures/10000201000003CF00000069CA2CE32E658ECFB6.png" manifest:media-type="image/png"/>
  <manifest:file-entry manifest:full-path="Pictures/10000000000002040000013CF089832EAE0E23A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83cc83" draw:fill-color="#83cc83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1.476cm" fo:padding-top="0.15cm" fo:padding-bottom="0.15cm" fo:padding-left="0.275cm" fo:padding-right="0.275cm"/>
    </style:style>
    <style:style style:name="gr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615cm"/>
    </style:style>
    <style:style style:name="gr9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padding-top="0.15cm" fo:padding-bottom="0.15cm" fo:padding-left="0.275cm" fo:padding-right="0.275cm" fo:wrap-option="wrap" draw:shadow-opacity="80%"/>
    </style:style>
    <style:style style:name="gr11" style:family="graphic" style:parent-style-name="objectwithoutfill">
      <style:graphic-properties svg:stroke-width="0.1cm" svg:stroke-color="#83cc83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276cm" fo:min-width="21.426cm" fo:padding-top="0.15cm" fo:padding-bottom="0.15cm" fo:padding-left="0.275cm" fo:padding-right="0.275cm"/>
    </style:style>
    <style:style style:name="gr15" style:family="graphic" style:parent-style-name="standard">
      <style:graphic-properties svg:stroke-color="#83cc83" draw:fill-color="#83cc83" draw:textarea-horizontal-align="justify" draw:textarea-vertical-align="middle" draw:auto-grow-height="false" fo:min-height="0.048cm" fo:min-width="0cm"/>
    </style:style>
    <style:style style:name="gr16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1.326cm" fo:min-width="21.476cm" fo:padding-top="0.175cm" fo:padding-bottom="0.175cm" fo:padding-left="0.3cm" fo:padding-right="0.3cm"/>
    </style:style>
    <style:style style:name="gr1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588cm" fo:min-width="16.138cm" fo:padding-top="0.15cm" fo:padding-bottom="0.15cm" fo:padding-left="0.275cm" fo:padding-right="0.275cm" fo:wrap-option="wrap" draw:shadow-opacity="80%"/>
    </style:style>
    <style:style style:name="gr18" style:family="graphic" style:parent-style-name="standard">
      <style:graphic-properties svg:stroke-width="0.1cm" svg:stroke-color="#83cc8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83cc83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772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0cm, 0cm, 0cm)" draw:image-opacity="100%" style:mirror="none"/>
    </style:style>
    <style:style style:name="gr22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width="0.05cm" svg:stroke-color="#279227" draw:marker-start-width="0.35cm" draw:marker-end-width="0.35cm" draw:fill="solid" draw:fill-color="#83cc83" draw:opacity="90%" draw:textarea-horizontal-align="justify" draw:textarea-vertical-align="middle" draw:auto-grow-height="false" fo:padding-top="0.15cm" fo:padding-bottom="0.15cm" fo:padding-left="0.275cm" fo:padding-right="0.275cm" draw:shadow-opacity="90%"/>
    </style:style>
    <style:style style:name="gr24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475cm" fo:min-width="4.788cm"/>
    </style:style>
    <style:style style:name="gr25" style:family="graphic" style:parent-style-name="standard">
      <style:graphic-properties draw:stroke="none" draw:fill="solid" draw:fill-color="#83cc83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521cm" fo:min-width="3.519cm"/>
    </style:style>
    <style:style style:name="gr27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44cm" fo:min-width="4.619cm"/>
    </style:style>
    <style:style style:name="gr28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402cm" fo:min-width="4.15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cm"/>
    </style:style>
    <style:style style:name="gr30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399cm" fo:min-width="4.549cm"/>
    </style:style>
    <style:style style:name="gr31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4.69cm" fo:min-width="2.74cm" fo:padding-top="0.175cm" fo:padding-bottom="0.175cm" fo:padding-left="0.3cm" fo:padding-right="0.3cm"/>
    </style:style>
    <style:style style:name="gr3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107cm" fo:min-width="12.99cm" fo:padding-top="0.15cm" fo:padding-bottom="0.15cm" fo:padding-left="0.275cm" fo:padding-right="0.275cm" fo:wrap-option="wrap" draw:shadow-opacity="80%"/>
    </style:style>
    <style:style style:name="gr33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4.48cm" fo:min-width="2.83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42cm" fo:min-width="4.027cm"/>
    </style:style>
    <style:style style:name="gr35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5.652cm" fo:min-width="6.002cm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solid" draw:fill-color="#83cc83" draw:textarea-vertical-align="middle" draw:auto-grow-height="false" fo:min-height="3.151cm" fo:min-width="7.901cm"/>
    </style:style>
    <style:style style:name="gr37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317cm" fo:min-width="3.253cm"/>
    </style:style>
    <style:style style:name="gr4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68cm" fo:min-width="15.718cm" fo:padding-top="0.15cm" fo:padding-bottom="0.15cm" fo:padding-left="0.275cm" fo:padding-right="0.275cm" fo:wrap-option="wrap" draw:shadow-opacity="80%"/>
    </style:style>
    <style:style style:name="gr41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334cm" fo:min-width="2.002cm"/>
    </style:style>
    <style:style style:name="gr42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0.914cm" fo:min-width="5.064cm" fo:padding-top="0.175cm" fo:padding-bottom="0.175cm" fo:padding-left="0.3cm" fo:padding-right="0.3cm"/>
    </style:style>
    <style:style style:name="gr4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144cm" fo:min-width="10.694cm" fo:padding-top="0.15cm" fo:padding-bottom="0.15cm" fo:padding-left="0.275cm" fo:padding-right="0.275cm" fo:wrap-option="wrap" draw:shadow-opacity="80%"/>
    </style:style>
    <style:style style:name="gr44" style:family="graphic" style:parent-style-name="standard">
      <style:graphic-properties svg:stroke-color="#279227" draw:fill="solid" draw:fill-color="#abddab" draw:textarea-horizontal-align="justify" draw:textarea-vertical-align="middle" draw:auto-grow-height="false"/>
    </style:style>
    <style:style style:name="gr4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8.958cm" fo:padding-top="0.15cm" fo:padding-bottom="0.15cm" fo:padding-left="0.275cm" fo:padding-right="0.275cm" fo:wrap-option="wrap" draw:shadow-opacity="80%"/>
    </style:style>
    <style:style style:name="gr46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0.59cm" fo:min-width="6.74cm" fo:padding-top="0.175cm" fo:padding-bottom="0.175cm" fo:padding-left="0.3cm" fo:padding-right="0.3cm"/>
    </style:style>
    <style:style style:name="gr4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66cm" fo:min-width="11.416cm" fo:padding-top="0.15cm" fo:padding-bottom="0.15cm" fo:padding-left="0.275cm" fo:padding-right="0.275cm" fo:wrap-option="wrap" draw:shadow-opacity="80%"/>
    </style:style>
    <style:style style:name="gr4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66cm" fo:min-width="10.229cm" fo:padding-top="0.15cm" fo:padding-bottom="0.15cm" fo:padding-left="0.275cm" fo:padding-right="0.275cm" fo:wrap-option="wrap" draw:shadow-opacity="80%"/>
    </style:style>
    <style:style style:name="gr49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0.59cm" fo:min-width="2.34cm" fo:padding-top="0.175cm" fo:padding-bottom="0.175cm" fo:padding-left="0.3cm" fo:padding-right="0.3cm"/>
    </style:style>
    <style:style style:name="gr5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98cm" fo:min-width="8.948cm" fo:padding-top="0.15cm" fo:padding-bottom="0.15cm" fo:padding-left="0.275cm" fo:padding-right="0.275cm" fo:wrap-option="wrap" draw:shadow-opacity="80%"/>
    </style:style>
    <style:style style:name="gr51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0.59cm" fo:min-width="5.14cm" fo:padding-top="0.175cm" fo:padding-bottom="0.175cm" fo:padding-left="0.3cm" fo:padding-right="0.3cm"/>
    </style:style>
    <style:style style:name="pr1" style:family="presentation" style:parent-style-name="top-title">
      <style:graphic-properties fo:min-height="2.257cm"/>
    </style:style>
    <style:style style:name="pr2" style:family="presentation" style:parent-style-name="top-title">
      <style:graphic-properties fo:min-height="6.91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363cm"/>
    </style:style>
    <style:style style:name="pr5" style:family="presentation" style:parent-style-name="Answer-notes">
      <style:graphic-properties draw:fill-color="#ffffff" fo:min-height="13.364cm"/>
    </style:style>
    <style:style style:name="pr6" style:family="presentation" style:parent-style-name="Answer-title">
      <style:graphic-properties draw:auto-grow-height="true" fo:min-height="2.834cm"/>
    </style:style>
    <style:style style:name="pr7" style:family="presentation" style:parent-style-name="Answer-notes">
      <style:graphic-properties draw:fill-color="#ffffff" draw:auto-grow-height="true" fo:min-height="13.364cm"/>
    </style:style>
    <style:style style:name="pr8" style:family="presentation" style:parent-style-name="Answer_5f_-title">
      <style:graphic-properties fo:min-height="2.363cm"/>
    </style:style>
    <style:style style:name="pr9" style:family="presentation" style:parent-style-name="Answer_5f_-notes">
      <style:graphic-properties draw:fill-color="#ffffff" fo:min-height="13.364cm"/>
    </style:style>
    <style:style style:name="pr10" style:family="presentation" style:parent-style-name="Answer-title">
      <style:graphic-properties fo:min-height="2.834cm"/>
    </style:style>
    <style:style style:name="pr11" style:family="presentation" style:parent-style-name="標準_20_1-notes">
      <style:graphic-properties draw:fill-color="#ffffff" fo:min-height="13.364cm"/>
    </style:style>
    <style:style style:name="pr12" style:family="presentation" style:parent-style-name="Answer_5f_-title">
      <style:graphic-properties fo:min-height="2.834cm"/>
    </style:style>
    <style:style style:name="P1" style:family="paragraph">
      <style:text-properties fo:color="#83cc83" fo:font-size="60pt" style:font-size-asian="60pt" style:font-size-complex="60pt"/>
    </style:style>
    <style:style style:name="P2" style:family="paragraph">
      <style:text-properties fo:color="#83cc83" style:font-name="Migu 1C" fo:font-size="66pt" fo:text-shadow="1pt 1pt" style:font-name-asian="Migu 1C" style:font-size-asian="66pt" style:font-size-complex="66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fo:color="#333333" style:font-name="Migu 1C" fo:font-size="24pt" fo:font-weight="bold" style:font-name-asian="Migu 1C" style:font-size-asian="24pt" style:font-weight-asian="bold" style:font-size-complex="24pt" style:font-weight-complex="bold"/>
    </style:style>
    <style:style style:name="P8" style:family="paragraph">
      <loext:graphic-properties draw:fill-color="#83cc83"/>
      <style:paragraph-properties fo:text-align="center"/>
    </style:style>
    <style:style style:name="P9" style:family="paragraph">
      <loext:graphic-properties draw:fill="solid" draw:fill-color="#ffffff"/>
      <style:paragraph-properties fo:text-align="start"/>
      <style:text-properties fo:color="#666666" style:font-name="Migu 1C" fo:font-size="24pt" style:font-name-asian="Migu 1C" style:font-size-asian="24pt" style:font-size-complex="24pt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83cc83" style:font-name="Migu 1C" fo:font-size="18pt" fo:font-weight="bold" style:font-name-asian="Migu 1C" style:font-size-asian="18pt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P17" style:family="paragraph">
      <loext:graphic-properties draw:fill="solid" draw:fill-color="#ffffff"/>
      <style:paragraph-properties fo:text-align="start"/>
      <style:text-properties fo:color="#333333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8" style:family="paragraph">
      <loext:graphic-properties draw:fill="solid" draw:fill-color="#ffffff"/>
      <style:paragraph-properties fo:text-align="start"/>
      <style:text-properties fo:color="#666666" style:font-name="Migu 1C" fo:font-size="24pt" fo:font-weight="bold" style:font-name-asian="Migu 1C" style:font-size-asian="24pt" style:font-weight-asian="bold" style:font-size-complex="24pt" style:font-weight-complex="bold"/>
    </style:style>
    <style:style style:name="P19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20" style:family="paragraph">
      <loext:graphic-properties draw:fill-color="#ffffff" draw:opacity="80%"/>
      <style:paragraph-properties fo:text-align="center"/>
      <style:text-properties fo:color="#279227" style:font-name="Migu 1C" fo:font-size="18pt" style:font-name-asian="Migu 1C" style:font-size-asian="18pt"/>
    </style:style>
    <style:style style:name="P21" style:family="paragraph">
      <loext:graphic-properties draw:fill="none" draw:fill-color="#ffffff"/>
      <style:paragraph-properties fo:text-align="end"/>
      <style:text-properties fo:color="#83cc83" style:font-name="Migu 1C" fo:font-weight="bold" style:font-name-asian="Migu 1C" style:font-size-asian="18pt" style:font-weight-asian="bold" style:font-weight-complex="bold"/>
    </style:style>
    <style:style style:name="P22" style:family="paragraph">
      <loext:graphic-properties draw:fill="none" draw:fill-color="#ffffff"/>
      <style:text-properties fo:color="#83cc83" style:font-name="Migu 1C" style:font-name-asian="Migu 1C" style:font-size-asian="18pt"/>
    </style:style>
    <style:style style:name="P23" style:family="paragraph">
      <loext:graphic-properties draw:fill="solid" draw:fill-color="#83cc83" draw:opacity="90%"/>
      <style:paragraph-properties fo:text-align="center"/>
      <style:text-properties fo:color="#ffffff" style:font-name="Migu 1C" style:font-name-asian="Migu 1C" style:font-size-asian="18pt"/>
    </style:style>
    <style:style style:name="P24" style:family="paragraph">
      <style:text-properties style:font-name="Migu 1C" style:font-name-asian="Migu 1C"/>
    </style:style>
    <style:style style:name="P25" style:family="paragraph">
      <loext:graphic-properties draw:fill="none" draw:fill-color="#ffffff"/>
      <style:paragraph-properties fo:text-align="end"/>
      <style:text-properties fo:color="#83cc83" style:font-name="Migu 1C" fo:font-weight="bold" style:font-name-asian="Migu 1C" style:font-weight-asian="bold" style:font-weight-complex="bold"/>
    </style:style>
    <style:style style:name="P26" style:family="paragraph">
      <loext:graphic-properties draw:fill="solid" draw:fill-color="#abddab"/>
      <style:paragraph-properties fo:text-align="center"/>
    </style:style>
    <style:style style:name="P27" style:family="paragraph">
      <loext:graphic-properties draw:fill="none" draw:fill-color="#ffffff"/>
      <style:paragraph-properties fo:text-align="end"/>
      <style:text-properties fo:color="#ffffff" style:font-name="Migu 1C" fo:font-weight="bold" style:font-name-asian="Migu 1C" style:font-weight-asian="bold" style:font-weight-complex="bold"/>
    </style:style>
    <style:style style:name="P28" style:family="paragraph">
      <loext:graphic-properties draw:fill="solid" draw:fill-color="#83cc83"/>
      <style:paragraph-properties fo:text-align="center"/>
    </style:style>
    <style:style style:name="P29" style:family="paragraph">
      <loext:graphic-properties draw:fill="none" draw:fill-color="#ffffff"/>
      <style:paragraph-properties fo:text-align="start"/>
      <style:text-properties fo:color="#83cc83" style:font-name="Migu 1C" fo:font-weight="bold" style:font-name-asian="Migu 1C" style:font-weight-asian="bold" style:font-weight-complex="bold"/>
    </style:style>
    <style:style style:name="P30" style:family="paragraph">
      <loext:graphic-properties draw:fill="none" draw:fill-color="#ffffff"/>
      <style:paragraph-properties fo:text-align="end"/>
      <style:text-properties fo:color="#83cc83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60pt" fo:text-shadow="1pt 1pt" style:font-name-asian="Migu 1C" style:font-size-asian="60pt" style:font-size-complex="60pt" style:font-relief="embossed"/>
    </style:style>
    <style:style style:name="T3" style:family="text">
      <style:text-properties style:font-name="Migu 1C" fo:font-size="48pt" style:font-name-asian="Migu 1C" style:font-size-asian="48pt" style:font-size-complex="48pt"/>
    </style:style>
    <style:style style:name="T4" style:family="text">
      <style:text-properties fo:color="#333333" style:font-name="Migu 1C" fo:font-size="24pt" fo:font-weight="bold" style:font-name-asian="Migu 1C" style:font-size-asian="24pt" style:font-weight-asian="bold" style:font-size-complex="24pt" style:font-weight-complex="bold"/>
    </style:style>
    <style:style style:name="T5" style:family="text">
      <style:text-properties fo:color="#666666" style:font-name="Migu 1C" fo:font-size="24pt" style:font-name-asian="Migu 1C" style:font-size-asian="24pt" style:font-size-complex="24pt"/>
    </style:style>
    <style:style style:name="T6" style:family="text">
      <style:text-properties style:font-name="Migu 1C" fo:font-size="48pt" style:letter-kerning="true" style:font-name-asian="Migu 1C" style:font-size-asian="48pt" style:font-name-complex="Lohit Hindi" style:font-size-complex="48pt"/>
    </style:style>
    <style:style style:name="T7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8" style:family="text">
      <style:text-properties fo:color="#279227" style:font-name="Migu 1C" fo:font-size="32pt" style:font-name-asian="Migu 1C" style:font-size-asian="32pt" style:font-size-complex="32pt"/>
    </style:style>
    <style:style style:name="T9" style:family="text">
      <style:text-properties fo:color="#279227" style:font-name="Migu 1C" fo:font-size="36pt" style:font-name-asian="Migu 1C" style:font-size-asian="36pt" style:font-size-complex="36pt"/>
    </style:style>
    <style:style style:name="T10" style:family="text">
      <style:text-properties fo:color="#333333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11" style:family="text">
      <style:text-properties fo:color="#666666" style:font-name="Migu 1C" fo:font-size="24pt" fo:font-weight="bold" style:font-name-asian="Migu 1C" style:font-size-asian="24pt" style:font-weight-asian="bold" style:font-size-complex="24pt" style:font-weight-complex="bold"/>
    </style:style>
    <style:style style:name="T12" style:family="text">
      <style:text-properties style:font-size-asian="20pt"/>
    </style:style>
    <style:style style:name="T13" style:family="text">
      <style:text-properties fo:color="#83cc83" style:font-name="Migu 1C" fo:font-size="22pt" style:font-name-asian="Migu 1C" style:font-size-asian="22pt" style:font-size-complex="22pt"/>
    </style:style>
    <style:style style:name="T14" style:family="text">
      <style:text-properties fo:color="#ffffff" style:font-name="Migu 1C" fo:font-size="24pt" style:font-name-asian="Migu 1C" style:font-size-asian="24pt" style:font-size-complex="24pt"/>
    </style:style>
    <style:style style:name="T15" style:family="text">
      <style:text-properties fo:color="#ffffff" style:font-name="Migu 1C" fo:font-size="40pt" fo:font-weight="bold" style:font-name-asian="Migu 1C" style:font-size-asian="40pt" style:font-weight-asian="bold" style:font-size-complex="40pt" style:font-weight-complex="bold"/>
    </style:style>
    <style:style style:name="T16" style:family="text">
      <style:text-properties fo:color="#83cc83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24cm" svg:height="2.257cm" svg:x="0.3cm" svg:y="0.243cm" presentation:class="title" presentation:user-transformed="true">
          <draw:text-box>
            <text:p><text:span text:style-name="T1">キッズプログラミング教室 </text:span><text:span text:style-name="T1">Gramin</text:span><text:span text:style-name="T1">（ぐらみん）</text:span></text:p>
          </draw:text-box>
        </draw:frame>
        <draw:frame presentation:style-name="pr2" draw:text-style-name="P2" draw:layer="layout" svg:width="26.2cm" svg:height="6.919cm" svg:x="1cm" svg:y="5.933cm" presentation:class="title" presentation:user-transformed="true">
          <draw:text-box>
            <text:p><text:span text:style-name="T2">スクラッチでダンスし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4.4cm" svg:height="2.363cm" svg:x="0.1cm" svg:y="2.434cm" presentation:class="title" presentation:user-transformed="true">
          <draw:text-box>
            <text:p><text:span text:style-name="T3">スクラッチでダンスしよう！</text:span></text:p>
          </draw:text-box>
        </draw:frame>
        <draw:custom-shape draw:style-name="gr3" draw:text-style-name="P7" draw:layer="layout" svg:width="22.2cm" svg:height="1.8cm" svg:x="3cm" svg:y="6.8cm">
          <text:p text:style-name="P6"><text:span text:style-name="T4">検索（けんさく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" draw:text-style-name="P8" draw:layer="layout" svg:width="0.6cm" svg:height="0.596cm" draw:transform="rotate (1.55945168665693) translate (2.2cm 7.989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9" draw:layer="layout" svg:width="22.2cm" svg:height="1.8cm" svg:x="3cm" svg:y="9.7cm">
          <text:p text:style-name="P6"><text:span text:style-name="T5">スクラッチをはじめ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" draw:text-style-name="P9" draw:layer="layout" svg:width="22.2cm" svg:height="1.8cm" svg:x="3cm" svg:y="12.7cm">
          <text:p text:style-name="P6"><text:span text:style-name="T5">ダンス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1cm" svg:y="15.601cm">
          <text:p text:style-name="P6"><text:span text:style-name="T5">作った作品を保存（ほぞん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2cm" svg:y="18.402cm">
          <text:p text:style-name="P6"><text:span text:style-name="T5">作った作品を開い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7" draw:text-style-name="P11" draw:layer="layout" svg:width="11.286cm" svg:height="7.23cm" svg:x="8.524cm" svg:y="8.698cm">
          <draw:image xlink:href="Pictures/1000020100000140000000CDACA80B0B5414179E.png" xlink:type="simple" xlink:show="embed" xlink:actuate="onLoad">
            <text:p/>
          </draw:image>
        </draw:frame>
        <draw:frame presentation:style-name="pr6" draw:text-style-name="P12" draw:layer="layout" svg:width="25.199cm" svg:height="2.834cm" svg:x="0.201cm" svg:y="2.283cm" presentation:class="title" presentation:user-transformed="true">
          <draw:text-box>
            <text:p text:style-name="P3"><text:span text:style-name="T6">検索（けんさく）しよう！（</text:span><text:span text:style-name="T6">1</text:span><text:span text:style-name="T6">）</text:span></text:p>
          </draw:text-box>
        </draw:frame>
        <draw:frame draw:style-name="gr8" draw:text-style-name="P14" draw:layer="layout" svg:width="27.8cm" svg:height="4.865cm" svg:x="-0.2cm" svg:y="6.006cm">
          <draw:text-box>
            <text:p text:style-name="P13"><text:span text:style-name="T7">スクラッチをはじめるのはとてもカンタン</text:span></text:p>
          </draw:text-box>
        </draw:frame>
        <draw:custom-shape draw:style-name="gr9" draw:text-style-name="P15" xml:id="id2" draw:id="id2" draw:layer="layout" svg:width="1.3cm" svg:height="1.2cm" svg:x="12.1cm" svg:y="14.74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1" draw:id="id1" draw:layer="layout" svg:width="16.4cm" svg:height="2.6cm" svg:x="4cm" svg:y="17.6cm">
          <text:p text:style-name="P6"><text:span text:style-name="T8">インターネットエクスプローラをクリックして開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2.2cm" svg:y1="17.6cm" svg:x2="12.75cm" svg:y2="15.944cm" draw:start-shape="id1" draw:start-glue-point="0" draw:end-shape="id2" draw:end-glue-point="2" svg:d="M12200 17600l550-1656" svg:viewBox="0 0 551 1657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presentation:style-name="pr6" draw:layer="layout" svg:width="25.199cm" svg:height="2.834cm" svg:x="0.201cm" svg:y="2.283cm" presentation:class="title" presentation:user-transformed="true">
          <draw:text-box>
            <text:p><text:span text:style-name="T3">検索（けんさく）しよう！（</text:span><text:span text:style-name="T3">2</text:span><text:span text:style-name="T3">）</text:span></text:p>
          </draw:text-box>
        </draw:frame>
        <draw:frame draw:style-name="gr12" draw:text-style-name="P14" draw:layer="layout" svg:width="27cm" svg:height="2.558cm" svg:x="0.6cm" svg:y="6.006cm">
          <draw:text-box>
            <text:p text:style-name="P13"><text:span text:style-name="T7">「</text:span><text:span text:style-name="T7">Scratch</text:span><text:span text:style-name="T7">」と入力して検索しよう</text:span></text:p>
          </draw:text-box>
        </draw:frame>
        <draw:frame draw:style-name="gr13" draw:text-style-name="P11" draw:layer="layout" svg:width="16.4cm" svg:height="12.353cm" svg:x="9.2cm" svg:y="8.003cm">
          <draw:image xlink:href="Pictures/1000000000000245000001B50C4422191548EBE0.jpg" xlink:type="simple" xlink:show="embed" xlink:actuate="onLoad">
            <text:p/>
          </draw:image>
        </draw:frame>
        <draw:custom-shape draw:style-name="gr9" draw:text-style-name="P15" xml:id="id4" draw:id="id4" draw:layer="layout" svg:width="10.4cm" svg:height="3cm" svg:x="11.4cm" svg:y="10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3" draw:id="id3" draw:layer="layout" svg:width="16.4cm" svg:height="1.6cm" svg:x="6.8cm" svg:y="17.6cm">
          <text:p text:style-name="P6"><text:span text:style-name="T9">このリンクをクリック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5cm" svg:y1="17.6cm" svg:x2="16.6cm" svg:y2="13.8cm" draw:start-shape="id3" draw:start-glue-point="0" draw:end-shape="id4" draw:end-glue-point="2" svg:d="M15000 17600l1600-3800" svg:viewBox="0 0 1601 38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swer_5f_" presentation:presentation-page-layout-name="AL2T19">
        <office:forms form:automatic-focus="false" form:apply-design-mode="false"/>
        <draw:frame presentation:style-name="pr8" draw:text-style-name="P5" draw:layer="layout" svg:width="24.4cm" svg:height="2.363cm" svg:x="0.1cm" svg:y="2.434cm" presentation:class="title" presentation:user-transformed="true">
          <draw:text-box>
            <text:p><text:span text:style-name="T3">スクラッチでダンスしよう！</text:span></text:p>
          </draw:text-box>
        </draw:frame>
        <draw:custom-shape draw:style-name="gr14" draw:text-style-name="P17" draw:layer="layout" svg:width="22.2cm" svg:height="1.8cm" svg:x="3cm" svg:y="6.8cm">
          <text:p text:style-name="P6"><text:span text:style-name="T10">検索（けんさく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8" draw:layer="layout" svg:width="0.6cm" svg:height="0.596cm" draw:transform="rotate (1.55945168665693) translate (2.2cm 10.989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6" draw:text-style-name="P18" draw:layer="layout" svg:width="22.2cm" svg:height="1.8cm" svg:x="3cm" svg:y="9.7cm">
          <text:p text:style-name="P6"><text:span text:style-name="T11">スクラッチをはじめ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cm" svg:y="12.7cm">
          <text:p text:style-name="P6"><text:span text:style-name="T5">ダンス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1cm" svg:y="15.601cm">
          <text:p text:style-name="P6"><text:span text:style-name="T5">作った作品を保存（ほぞん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2cm" svg:y="18.402cm">
          <text:p text:style-name="P6"><text:span text:style-name="T5">作った作品を開い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office:forms form:automatic-focus="false" form:apply-design-mode="false"/>
        <draw:frame draw:style-name="gr13" draw:text-style-name="P11" draw:layer="layout" svg:width="20.659cm" svg:height="11.272cm" svg:x="3.671cm" svg:y="8.864cm">
          <draw:image xlink:href="Pictures/10000000000002DC0000018F3B27B4C7F4A9E791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スクラッチをはじめよう（</text:span><text:span text:style-name="T3">1</text:span><text:span text:style-name="T3">）</text:span></text:p>
          </draw:text-box>
        </draw:frame>
        <draw:frame draw:style-name="gr12" draw:text-style-name="P14" draw:layer="layout" svg:width="27cm" svg:height="2.558cm" svg:x="0.6cm" svg:y="6.009cm">
          <draw:text-box>
            <text:p text:style-name="P13"><text:span text:style-name="T7">プログラムを開始しよう</text:span></text:p>
          </draw:text-box>
        </draw:frame>
        <draw:custom-shape draw:style-name="gr9" draw:text-style-name="P15" xml:id="id6" draw:id="id6" draw:layer="layout" svg:width="1.6cm" svg:height="1.2cm" svg:x="6.2cm" svg:y="8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1768.131639241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xml:id="id5" draw:id="id5" draw:layer="layout" svg:width="12.4cm" svg:height="1.8cm" svg:x="1cm" svg:y="11.4cm">
          <text:p text:style-name="P3"><text:span text:style-name="T8">「作る」をクリックし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7.2cm" svg:y1="11.4cm" svg:x2="7cm" svg:y2="9.8cm" draw:start-shape="id5" draw:start-glue-point="0" draw:end-shape="id6" draw:end-glue-point="2" svg:d="M7200 11400l-200-1600" svg:viewBox="0 0 201 160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nswer" presentation:presentation-page-layout-name="AL2T19">
        <office:forms form:automatic-focus="false" form:apply-design-mode="false"/>
        <draw:frame draw:style-name="gr13" draw:text-style-name="P11" draw:layer="layout" svg:width="19.515cm" svg:height="10.996cm" svg:x="5cm" svg:y="8.6cm">
          <draw:image xlink:href="Pictures/10000000000002B300000185DFFADD7EF64475AE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スクラッチをはじめよう（</text:span><text:span text:style-name="T3">2</text:span><text:span text:style-name="T3">）</text:span></text:p>
          </draw:text-box>
        </draw:frame>
        <draw:frame draw:style-name="gr12" draw:text-style-name="P14" draw:layer="layout" svg:width="27cm" svg:height="2.558cm" svg:x="0.6cm" svg:y="6.009cm">
          <draw:text-box>
            <text:p text:style-name="P13"><text:span text:style-name="T7">プロジェクトに名前をつけよう</text:span></text:p>
          </draw:text-box>
        </draw:frame>
        <draw:custom-shape draw:style-name="gr17" draw:text-style-name="P20" draw:layer="layout" svg:width="17cm" svg:height="3.2cm" svg:x="1.2cm" svg:y="12.2cm">
          <text:p text:style-name="P3"><text:span text:style-name="T8">プロジェクトに名前をつける（例：ダンスしよ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11" draw:layer="layout" svg:width="6.6cm" svg:height="0.8cm" svg:x="5.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line draw:style-name="gr19" draw:text-style-name="P11" draw:layer="layout" svg:x1="7.4cm" svg:y1="12cm" svg:x2="7.8cm" svg:y2="9.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><text:span text:style-name="T12">○</text:span><text:span text:style-name="T12">プロジェクトとは１つ１つの作品のこと。</text:span></text:p>
            </draw:text-box>
          </draw:frame>
        </presentation:notes>
      </draw:page>
      <draw:page draw:name="page8" draw:style-name="dp1" draw:master-page-name="Answer_5f_" presentation:presentation-page-layout-name="AL2T19">
        <office:forms form:automatic-focus="false" form:apply-design-mode="false"/>
        <draw:frame presentation:style-name="pr8" draw:text-style-name="P5" draw:layer="layout" svg:width="24.4cm" svg:height="2.363cm" svg:x="0.1cm" svg:y="2.434cm" presentation:class="title" presentation:user-transformed="true">
          <draw:text-box>
            <text:p><text:span text:style-name="T3">スクラッチでダンスしよう！</text:span></text:p>
          </draw:text-box>
        </draw:frame>
        <draw:custom-shape draw:style-name="gr14" draw:text-style-name="P17" draw:layer="layout" svg:width="22.2cm" svg:height="1.8cm" svg:x="3cm" svg:y="6.8cm">
          <text:p text:style-name="P6"><text:span text:style-name="T10">検索（けんさく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8" draw:layer="layout" svg:width="0.6cm" svg:height="0.596cm" draw:transform="rotate (1.55945168665693) translate (2.2cm 13.989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9" draw:layer="layout" svg:width="22.2cm" svg:height="1.8cm" svg:x="3cm" svg:y="9.7cm">
          <text:p text:style-name="P6"><text:span text:style-name="T5">スクラッチをはじめ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6" draw:text-style-name="P18" draw:layer="layout" svg:width="22.2cm" svg:height="1.8cm" svg:x="3cm" svg:y="12.7cm">
          <text:p text:style-name="P6"><text:span text:style-name="T11">ダンス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1cm" svg:y="15.601cm">
          <text:p text:style-name="P6"><text:span text:style-name="T5">作った作品を保存（ほぞん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2cm" svg:y="18.402cm">
          <text:p text:style-name="P6"><text:span text:style-name="T5">作った作品を開い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nswer" presentation:presentation-page-layout-name="AL2T19">
        <office:forms form:automatic-focus="false" form:apply-design-mode="false"/>
        <draw:frame presentation:style-name="pr6" draw:layer="layout" svg:width="25.199cm" svg:height="2.834cm" svg:x="0.201cm" svg:y="2.283cm" presentation:class="title" presentation:user-transformed="true">
          <draw:text-box>
            <text:p><text:span text:style-name="T3">ダンスしよう（１）</text:span></text:p>
          </draw:text-box>
        </draw:frame>
        <draw:frame draw:style-name="gr12" draw:text-style-name="P21" draw:layer="layout" svg:width="27cm" svg:height="2.558cm" svg:x="0.6cm" svg:y="6.005cm">
          <draw:text-box>
            <text:p text:style-name="P13"><text:span text:style-name="T7">ネコにダンスをさせてみよう！</text:span></text:p>
          </draw:text-box>
        </draw:frame>
        <draw:frame draw:style-name="gr20" draw:text-style-name="P22" draw:layer="layout" svg:width="5.2cm" svg:height="4.022cm" svg:x="20.2cm" svg:y="8.2cm">
          <draw:text-box>
            <text:p><text:span text:style-name="T13">スクラッチってこんな感じ</text:span></text:p>
          </draw:text-box>
        </draw:frame>
        <draw:frame draw:style-name="gr21" draw:text-style-name="P11" draw:layer="layout" svg:width="17.856cm" svg:height="11cm" svg:x="1.2cm" svg:y="9cm">
          <draw:image xlink:href="Pictures/1000000000000278000001970E94FA6BB5B3F815.jpg" xlink:type="simple" xlink:show="embed" xlink:actuate="onLoad">
            <text:p/>
          </draw:image>
        </draw:frame>
        <draw:custom-shape draw:style-name="gr22" draw:text-style-name="P11" draw:layer="layout" svg:width="8.6cm" svg:height="6.6cm" svg:x="1cm" svg:y="9.4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3" draw:layer="layout" svg:width="4.4cm" svg:height="1cm" svg:x="1.4cm" svg:y="8.488cm">
          <text:p text:style-name="P3"><text:span text:style-name="T14">ステー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11" draw:layer="layout" svg:width="3cm" svg:height="2.8cm" svg:x="4.2cm" svg:y="11.8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3" draw:layer="layout" svg:width="4.4cm" svg:height="1cm" svg:x="3.6cm" svg:y="14.5cm">
          <text:p text:style-name="P3"><text:span text:style-name="T14">スプライ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11" draw:layer="layout" svg:width="8.6cm" svg:height="4cm" svg:x="1cm" svg:y="16.245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3" draw:layer="layout" svg:width="5.8cm" svg:height="1cm" svg:x="1.5cm" svg:y="19.2cm">
          <text:p text:style-name="P3"><text:span text:style-name="T14">スプライト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11" draw:layer="layout" svg:width="3.2cm" svg:height="1.2cm" svg:x="9.6cm" svg:y="14.8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3" draw:layer="layout" svg:width="3.6cm" svg:height="1cm" svg:x="9.5cm" svg:y="16cm">
          <text:p text:style-name="P3"><text:span text:style-name="T14">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11" draw:layer="layout" svg:width="5.8cm" svg:height="10.9cm" svg:x="13cm" svg:y="9.5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3" draw:layer="layout" svg:width="5.8cm" svg:height="1cm" svg:x="13cm" svg:y="19.4cm">
          <text:p text:style-name="P3"><text:span text:style-name="T14">スクリプトエリ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Answer" presentation:presentation-page-layout-name="AL2T19">
        <office:forms form:automatic-focus="false" form:apply-design-mode="false"/>
        <draw:frame presentation:style-name="pr10" draw:text-style-name="P24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2</text:span><text:span text:style-name="T3">）</text:span></text:p>
          </draw:text-box>
        </draw:frame>
        <draw:frame draw:style-name="gr12" draw:text-style-name="P25" draw:layer="layout" svg:width="27cm" svg:height="2.558cm" svg:x="0.6cm" svg:y="6.006cm">
          <draw:text-box>
            <text:p text:style-name="P13"><text:span text:style-name="T7">ブロックを動かそう</text:span></text:p>
          </draw:text-box>
        </draw:frame>
        <draw:frame draw:style-name="gr13" draw:text-style-name="P11" draw:layer="layout" svg:width="18.8cm" svg:height="12.415cm" svg:x="3.2cm" svg:y="7.785cm">
          <draw:image xlink:href="Pictures/10000000000001F30000014928A1A9A77FC6976C.jpg" xlink:type="simple" xlink:show="embed" xlink:actuate="onLoad">
            <text:p/>
          </draw:image>
        </draw:frame>
        <draw:custom-shape draw:style-name="gr9" draw:text-style-name="P15" xml:id="id8" draw:id="id8" draw:layer="layout" svg:width="3.2cm" svg:height="1.2cm" svg:x="13.3cm" svg:y="12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xml:id="id7" draw:id="id7" draw:layer="layout" svg:width="17.6cm" svg:height="3cm" svg:x="9.8cm" svg:y="16.3cm">
          <text:p text:style-name="P3"><text:span text:style-name="T8">ドラッグ</text:span><text:span text:style-name="T8">&amp;</text:span><text:span text:style-name="T8">ドロップしてブロックをスプライトエリアに動か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8.6cm" svg:y1="16.3cm" svg:x2="14.9cm" svg:y2="13.8cm" draw:start-shape="id7" draw:start-glue-point="0" draw:end-shape="id8" draw:end-glue-point="2" svg:d="M18600 16300l-3700-2500" svg:viewBox="0 0 3701 2501">
          <text:p/>
        </draw:connector>
        <draw:custom-shape draw:style-name="gr24" draw:text-style-name="P26" draw:layer="layout" svg:width="6.043cm" svg:height="1.449cm" draw:transform="rotate (0.138055543832751) translate (7.015cm 13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標準_20_1" presentation:presentation-page-layout-name="AL2T19">
        <office:forms form:automatic-focus="false" form:apply-design-mode="false"/>
        <draw:frame draw:style-name="gr12" draw:text-style-name="P27" draw:layer="layout" svg:width="27cm" svg:height="2.558cm" svg:x="0.8cm" svg:y="5cm">
          <draw:text-box>
            <text:p text:style-name="P13"><text:span text:style-name="T15">もしまちがえたら？</text:span></text:p>
          </draw:text-box>
        </draw:frame>
        <draw:frame draw:style-name="gr13" draw:text-style-name="P11" draw:layer="layout" svg:width="18.501cm" svg:height="12.217cm" svg:x="4.6cm" svg:y="8.2cm">
          <draw:image xlink:href="Pictures/10000000000001F300000149CA06A76FB2AF93D2.jpg" xlink:type="simple" xlink:show="embed" xlink:actuate="onLoad">
            <text:p/>
          </draw:image>
        </draw:frame>
        <draw:custom-shape draw:style-name="gr9" draw:text-style-name="P15" draw:layer="layout" svg:width="3.2cm" svg:height="1.2cm" svg:x="14.5cm" svg:y="1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draw:layer="layout" svg:width="17.6cm" svg:height="3cm" svg:x="9.8cm" svg:y="17.6cm">
          <text:p text:style-name="P3"><text:span text:style-name="T8">もしくは右クリックして「削除」（さくじょ）をえらんでも</text:span><text:span text:style-name="T8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5" draw:text-style-name="P28" draw:layer="layout" svg:width="2.8cm" svg:height="1.2cm" draw:transform="rotate (0.312937534882583) translate (10.967cm 14.26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10" draw:text-style-name="P19" draw:layer="layout" svg:width="17.6cm" svg:height="3cm" svg:x="0.4cm" svg:y="7.8cm">
          <text:p text:style-name="P3"><text:span text:style-name="T8">ドラッグ</text:span><text:span text:style-name="T8">&amp;</text:span><text:span text:style-name="T8">ドロップしてブロックをブロックエリアにもど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3</text:span><text:span text:style-name="T3">）</text:span></text:p>
          </draw:text-box>
        </draw:frame>
        <draw:frame draw:style-name="gr12" draw:text-style-name="P25" draw:layer="layout" svg:width="27cm" svg:height="2.558cm" svg:x="0.6cm" svg:y="6.007cm">
          <draw:text-box>
            <text:p text:style-name="P13"><text:span text:style-name="T7">音を加えてみよう</text:span></text:p>
          </draw:text-box>
        </draw:frame>
        <draw:frame draw:style-name="gr13" draw:text-style-name="P11" draw:layer="layout" svg:width="19.489cm" svg:height="11.954cm" svg:x="3.111cm" svg:y="7.846cm">
          <draw:image xlink:href="Pictures/10000000000002040000013CF089832EAE0E23A0.jpg" xlink:type="simple" xlink:show="embed" xlink:actuate="onLoad">
            <text:p/>
          </draw:image>
        </draw:frame>
        <draw:custom-shape draw:style-name="gr26" draw:text-style-name="P26" draw:layer="layout" svg:width="4.593cm" svg:height="1.541cm" draw:transform="rotate (0.642630230584312) translate (9.4cm 16.9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4</text:span><text:span text:style-name="T3">）</text:span></text:p>
          </draw:text-box>
        </draw:frame>
        <draw:frame draw:style-name="gr13" draw:text-style-name="P11" draw:layer="layout" svg:width="18.889cm" svg:height="12.134cm" svg:x="3.6cm" svg:y="8.066cm">
          <draw:image xlink:href="Pictures/10000000000002040000014B95E01621BBE2334E.jpg" xlink:type="simple" xlink:show="embed" xlink:actuate="onLoad">
            <text:p/>
          </draw:image>
        </draw:frame>
        <draw:frame draw:style-name="gr12" draw:text-style-name="P25" draw:layer="layout" svg:width="27cm" svg:height="2.558cm" svg:x="0.6cm" svg:y="6.008cm">
          <draw:text-box>
            <text:p text:style-name="P13"><text:span text:style-name="T7">反対方向に動かそう</text:span></text:p>
          </draw:text-box>
        </draw:frame>
        <draw:custom-shape draw:style-name="gr27" draw:text-style-name="P26" draw:layer="layout" svg:width="5.85cm" svg:height="1.38cm" draw:transform="rotate (-0.136310214580757) translate (7.392cm 13.638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9" draw:text-style-name="P15" xml:id="id10" draw:id="id10" draw:layer="layout" svg:width="3.2cm" svg:height="1.2cm" svg:x="13.4cm" svg:y="14.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9" draw:id="id9" draw:layer="layout" svg:width="12.4cm" svg:height="3cm" svg:x="12.2cm" svg:y="16.6cm">
          <text:p text:style-name="P6"><text:span text:style-name="T8">「</text:span><text:span text:style-name="T8">10</text:span><text:span text:style-name="T8">」を「</text:span><text:span text:style-name="T8">-10</text:span><text:span text:style-name="T8">」に変更し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8.4cm" svg:y1="16.6cm" svg:x2="15cm" svg:y2="15.6cm" draw:start-shape="id9" draw:start-glue-point="0" draw:end-shape="id10" draw:end-glue-point="2" svg:d="M18400 16600l-3400-1000" svg:viewBox="0 0 3401 1001">
          <text:p/>
        </draw:connecto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Answer" presentation:presentation-page-layout-name="AL2T19">
        <office:forms form:automatic-focus="false" form:apply-design-mode="false"/>
        <draw:frame draw:style-name="gr13" draw:text-style-name="P11" draw:layer="layout" svg:width="18.129cm" svg:height="11.747cm" svg:x="4.6cm" svg:y="8.453cm">
          <draw:image xlink:href="Pictures/10000000000001B40000011BDD6C939CFF4CE577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5</text:span><text:span text:style-name="T3">）</text:span></text:p>
          </draw:text-box>
        </draw:frame>
        <draw:frame draw:style-name="gr12" draw:text-style-name="P25" draw:layer="layout" svg:width="27cm" svg:height="2.558cm" svg:x="0.6cm" svg:y="6.009cm">
          <draw:text-box>
            <text:p text:style-name="P13"><text:span text:style-name="T7">動きをくり返そう（</text:span><text:span text:style-name="T7">1</text:span><text:span text:style-name="T7">）</text:span></text:p>
          </draw:text-box>
        </draw:frame>
        <draw:custom-shape draw:style-name="gr28" draw:text-style-name="P26" draw:layer="layout" svg:width="5.317cm" svg:height="1.303cm" draw:transform="rotate (0.813148898504158) translate (11.6cm 18.567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6</text:span><text:span text:style-name="T3">）</text:span></text:p>
          </draw:text-box>
        </draw:frame>
        <draw:frame draw:style-name="gr13" draw:text-style-name="P11" draw:layer="layout" svg:width="12.153cm" svg:height="14.057cm" svg:x="14.8cm" svg:y="6.2cm">
          <draw:image xlink:href="Pictures/10000000000001AE000001F232156EBF0F67C0EB.jpg" xlink:type="simple" xlink:show="embed" xlink:actuate="onLoad">
            <text:p/>
          </draw:image>
        </draw:frame>
        <draw:frame draw:style-name="gr12" draw:text-style-name="P29" draw:layer="layout" svg:width="27cm" svg:height="2.558cm" svg:x="0.6cm" svg:y="6.01cm">
          <draw:text-box>
            <text:p text:style-name="P6"><text:span text:style-name="T7">動きをくり返そう（</text:span><text:span text:style-name="T7">2</text:span><text:span text:style-name="T7">）</text:span></text:p>
          </draw:text-box>
        </draw:frame>
        <draw:custom-shape draw:style-name="gr9" draw:text-style-name="P15" xml:id="id12" draw:id="id12" draw:layer="layout" svg:width="1.4cm" svg:height="1cm" svg:x="20.8cm" svg:y="10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11" draw:id="id11" draw:layer="layout" svg:width="12.4cm" svg:height="3cm" svg:x="4.9cm" svg:y="8.4cm">
          <text:p text:style-name="P6"><text:span text:style-name="T8">①</text:span><text:span text:style-name="T8">クリックすると他の音が選べ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7.3cm" svg:y1="9.9cm" svg:x2="20.8cm" svg:y2="11.1cm" draw:start-shape="id11" draw:end-shape="id12" draw:end-glue-point="3" svg:d="M17300 9900l3500 1200" svg:viewBox="0 0 3501 1201">
          <text:p/>
        </draw:connector>
        <draw:custom-shape draw:style-name="gr9" draw:text-style-name="P15" xml:id="id14" draw:id="id14" draw:layer="layout" svg:width="3.9cm" svg:height="1cm" svg:x="20.9cm" svg:y="12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4.4cm" svg:y1="16.9cm" svg:x2="20.9cm" svg:y2="13.1cm" draw:start-shape="id13" draw:start-glue-point="1" draw:end-shape="id14" draw:end-glue-point="3" svg:d="M14400 16900l6500-3800" svg:viewBox="0 0 6501 3801">
          <text:p/>
        </draw:connector>
        <draw:custom-shape draw:style-name="gr10" draw:text-style-name="P16" xml:id="id13" draw:id="id13" draw:layer="layout" svg:width="13.5cm" svg:height="3cm" svg:x="0.9cm" svg:y="15.4cm">
          <text:p text:style-name="P6"><text:span text:style-name="T8">②</text:span><text:span text:style-name="T8">「クラッシュシンバル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Answer" presentation:presentation-page-layout-name="AL2T19">
        <office:forms form:automatic-focus="false" form:apply-design-mode="false"/>
        <draw:frame presentation:style-name="pr10" draw:text-style-name="P24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7</text:span><text:span text:style-name="T3">）</text:span></text:p>
          </draw:text-box>
        </draw:frame>
        <draw:frame draw:style-name="gr13" draw:text-style-name="P11" draw:layer="layout" svg:width="18.2cm" svg:height="12.495cm" svg:x="4.6cm" svg:y="7.905cm">
          <draw:image xlink:href="Pictures/1000000000000205000001638E35CD64ADC0E622.jpg" xlink:type="simple" xlink:show="embed" xlink:actuate="onLoad">
            <text:p/>
          </draw:image>
        </draw:frame>
        <draw:frame draw:style-name="gr29" draw:text-style-name="P30" draw:layer="layout" svg:width="27cm" svg:height="2.22cm" svg:x="0.6cm" svg:y="6.01cm">
          <draw:text-box>
            <text:p text:style-name="P13"><text:span text:style-name="T16">動きをくり返そう（</text:span><text:span text:style-name="T16">1</text:span><text:span text:style-name="T16">）</text:span></text:p>
          </draw:text-box>
        </draw:frame>
        <draw:custom-shape draw:style-name="gr30" draw:text-style-name="P26" draw:layer="layout" svg:width="5.77cm" svg:height="1.297cm" draw:transform="rotate (0.447502420211346) translate (7.837cm 14.497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31" draw:text-style-name="P15" xml:id="id16" draw:id="id16" draw:layer="layout" svg:width="3.7cm" svg:height="5.4cm" svg:x="13.2cm" svg:y="11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2" draw:text-style-name="P16" xml:id="id15" draw:id="id15" draw:layer="layout" svg:width="13.8cm" svg:height="2.667cm" svg:x="13.2cm" svg:y="17.533cm">
          <text:p text:style-name="P6"><text:span text:style-name="T8">ブロックの一番上にドラッグ</text:span><text:span text:style-name="T8">&amp;</text:span><text:span text:style-name="T8">ドロップ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0.1cm" svg:y1="17.533cm" svg:x2="16.9cm" svg:y2="13.9cm" draw:start-shape="id15" draw:start-glue-point="0" draw:end-shape="id16" draw:end-glue-point="1" svg:d="M20100 17533l-3200-3633" svg:viewBox="0 0 3201 3634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8</text:span><text:span text:style-name="T3">）</text:span></text:p>
          </draw:text-box>
        </draw:frame>
        <draw:frame draw:style-name="gr13" draw:text-style-name="P11" draw:layer="layout" svg:width="17.502cm" svg:height="12.016cm" svg:x="4.498cm" svg:y="8cm">
          <draw:image xlink:href="Pictures/1000000000000205000001634C8109D9E2B4D285.jpg" xlink:type="simple" xlink:show="embed" xlink:actuate="onLoad">
            <text:p/>
          </draw:image>
        </draw:frame>
        <draw:custom-shape draw:style-name="gr33" draw:text-style-name="P15" xml:id="id18" draw:id="id18" draw:layer="layout" svg:width="3.8cm" svg:height="5.2cm" svg:x="12.8cm" svg:y="11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17" draw:id="id17" draw:layer="layout" svg:width="17.6cm" svg:height="2.667cm" svg:x="9.4cm" svg:y="17.533cm">
          <text:p text:style-name="P6"><text:span text:style-name="T8">「</text:span><text:span text:style-name="T8">10</text:span><text:span text:style-name="T8">回繰り返す」のどこかをクリックすると動きをみることが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8.2cm" svg:y1="17.533cm" svg:x2="16.6cm" svg:y2="13.8cm" draw:start-shape="id17" draw:start-glue-point="0" draw:end-shape="id18" draw:end-glue-point="1" svg:d="M18200 17533l-1600-3733" svg:viewBox="0 0 1601 3734">
          <text:p/>
        </draw:connector>
        <draw:frame draw:style-name="gr29" draw:text-style-name="P30" draw:layer="layout" svg:width="27cm" svg:height="2.22cm" svg:x="0.6cm" svg:y="6.011cm">
          <draw:text-box>
            <text:p text:style-name="P13"><text:span text:style-name="T16">今の動きをみてみよ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9</text:span><text:span text:style-name="T3">）</text:span></text:p>
          </draw:text-box>
        </draw:frame>
        <draw:frame draw:style-name="gr13" draw:text-style-name="P11" draw:layer="layout" svg:width="17.675cm" svg:height="11.826cm" svg:x="4.2cm" svg:y="8.374cm">
          <draw:image xlink:href="Pictures/100000000000020300000158AA9048F4A9C43112.jpg" xlink:type="simple" xlink:show="embed" xlink:actuate="onLoad">
            <text:p/>
          </draw:image>
        </draw:frame>
        <draw:custom-shape draw:style-name="gr34" draw:text-style-name="P26" draw:layer="layout" svg:width="5.173cm" svg:height="1.339cm" draw:transform="rotate (-0.657465529226264) translate (8.618cm 13.779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10" draw:text-style-name="P16" xml:id="id19" draw:id="id19" draw:layer="layout" svg:width="11.2cm" svg:height="2.868cm" svg:x="16.2cm" svg:y="9.332cm">
          <text:p text:style-name="P6"><text:span text:style-name="T8">クリックして「</text:span><text:span text:style-name="T8">OK!!</text:span><text:span text:style-name="T8">」と入力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6.2cm" svg:y1="10.766cm" svg:x2="13.9cm" svg:y2="17.75cm" draw:start-shape="id19" draw:end-shape="id20" draw:end-glue-point="1" svg:d="M16200 10766l-2300 6984" svg:viewBox="0 0 2301 6985">
          <text:p/>
        </draw:connector>
        <draw:custom-shape draw:style-name="gr9" draw:text-style-name="P15" xml:id="id20" draw:id="id20" draw:layer="layout" svg:width="1.3cm" svg:height="0.9cm" svg:x="12.6cm" svg:y="17.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29" draw:text-style-name="P30" draw:layer="layout" svg:width="27cm" svg:height="2.22cm" svg:x="0.6cm" svg:y="6.012cm">
          <draw:text-box>
            <text:p text:style-name="P13"><text:span text:style-name="T16">しゃべってみよう（</text:span><text:span text:style-name="T16">1</text:span><text:span text:style-name="T16">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0</text:span><text:span text:style-name="T3">）</text:span></text:p>
          </draw:text-box>
        </draw:frame>
        <draw:frame draw:style-name="gr13" draw:text-style-name="P11" draw:layer="layout" svg:width="18.502cm" svg:height="12.267cm" svg:x="1.8cm" svg:y="7.8cm">
          <draw:image xlink:href="Pictures/100000000000020500000157E161CBD40CC99B86.jpg" xlink:type="simple" xlink:show="embed" xlink:actuate="onLoad">
            <text:p/>
          </draw:image>
        </draw:frame>
        <draw:custom-shape draw:style-name="gr35" draw:text-style-name="P15" xml:id="id22" draw:id="id22" draw:layer="layout" svg:width="6.8cm" svg:height="6.2cm" svg:x="10.4cm" svg:y="10.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1180.0749866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draw:layer="layout" svg:width="7.6cm" svg:height="3.067cm" svg:x="20.2cm" svg:y="8.533cm">
          <text:p text:style-name="P6"><text:span text:style-name="T8">①</text:span><text:span text:style-name="T8">一番上に移動させる</text:span></text:p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21" draw:id="id21" draw:layer="layout" svg:width="14.4cm" svg:height="2.868cm" svg:x="13.2cm" svg:y="17.732cm">
          <text:p text:style-name="P6"><text:span text:style-name="T8">②</text:span><text:span text:style-name="T8">ブロックのどこかをクリックしてうごかしてみ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0.4cm" svg:y1="17.732cm" svg:x2="13.8cm" svg:y2="16.6cm" draw:start-shape="id21" draw:start-glue-point="0" draw:end-shape="id22" draw:end-glue-point="2" svg:d="M20400 17732l-6600-1132" svg:viewBox="0 0 6601 1133">
          <text:p/>
        </draw:connector>
        <draw:frame draw:style-name="gr29" draw:text-style-name="P30" draw:layer="layout" svg:width="27cm" svg:height="2.22cm" svg:x="0.6cm" svg:y="6.013cm">
          <draw:text-box>
            <text:p text:style-name="P13"><text:span text:style-name="T16">しゃべってみよう（</text:span><text:span text:style-name="T16">2</text:span><text:span text:style-name="T16">）</text:span></text:p>
          </draw:text-box>
        </draw:frame>
        <draw:custom-shape draw:style-name="gr36" draw:text-style-name="P28" draw:layer="layout" svg:width="8.4cm" svg:height="3.4cm" draw:transform="rotate (1.6626006454498) translate (8.97cm 19cm)">
          <text:p/>
          <draw:enhanced-geometry svg:viewBox="0 0 21600 21600" draw:text-areas="0 0 21600 21600" draw:type="circular-arrow" draw:modifiers="180 5.31699940141427 7778.977495037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nswer" presentation:presentation-page-layout-name="AL2T19">
        <office:forms form:automatic-focus="false" form:apply-design-mode="false"/>
        <draw:frame draw:style-name="gr37" draw:text-style-name="P3" draw:layer="layout" svg:width="25.833cm" svg:height="11.198cm" svg:x="0.967cm" svg:y="8.002cm">
          <draw:image xlink:href="Pictures/100000000000037F00000184D91125FDB9241968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1</text:span><text:span text:style-name="T3">）</text:span></text:p>
          </draw:text-box>
        </draw:frame>
        <draw:custom-shape draw:style-name="gr38" draw:text-style-name="P26" draw:layer="layout" svg:width="2.941cm" svg:height="0.63cm" draw:transform="rotate (0.635299847725936) translate (18.121cm 12.295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9" draw:text-style-name="P15" xml:id="id24" draw:id="id24" draw:layer="layout" svg:width="4.366cm" svg:height="1.6cm" svg:x="21.034cm" svg:y="9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23" draw:id="id23" draw:layer="layout" svg:width="11.2cm" svg:height="2.667cm" svg:x="15.434cm" svg:y="16.933cm">
          <text:p text:style-name="P6"><text:span text:style-name="T8">①</text:span><text:span text:style-name="T8">一番上にドラッグ</text:span><text:span text:style-name="T8">&amp;</text:span><text:span text:style-name="T8">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1.034cm" svg:y1="16.933cm" svg:x2="23.217cm" svg:y2="10.8cm" draw:start-shape="id23" draw:start-glue-point="0" draw:end-shape="id24" draw:end-glue-point="2" svg:d="M21034 16933l2183-6133" svg:viewBox="0 0 2184 6134">
          <text:p/>
        </draw:connector>
        <draw:custom-shape draw:style-name="gr10" draw:text-style-name="P16" xml:id="id25" draw:id="id25" draw:layer="layout" svg:width="11.6cm" svg:height="2.868cm" svg:x="0.2cm" svg:y="9.1cm">
          <text:p text:style-name="P6"><text:span text:style-name="T8">②</text:span><text:span text:style-name="T8">ミドリの旗（はた）をクリックしてみ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1.8cm" svg:y1="10.534cm" svg:x2="12.2cm" svg:y2="8.65cm" draw:start-shape="id25" draw:end-shape="id26" draw:end-glue-point="3" svg:d="M11800 10534l400-1884" svg:viewBox="0 0 401 1885">
          <text:p/>
        </draw:connector>
        <draw:custom-shape draw:style-name="gr9" draw:text-style-name="P15" xml:id="id26" draw:id="id26" draw:layer="layout" svg:width="1.3cm" svg:height="0.9cm" svg:x="12.2cm" svg:y="8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29" draw:text-style-name="P30" draw:layer="layout" svg:width="27cm" svg:height="2.22cm" svg:x="0.6cm" svg:y="6.014cm">
          <draw:text-box>
            <text:p text:style-name="P13"><text:span text:style-name="T16">スタート（ミドリの旗）地点を決めよ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2</text:span><text:span text:style-name="T3">）</text:span></text:p>
          </draw:text-box>
        </draw:frame>
        <draw:frame draw:style-name="gr13" draw:text-style-name="P11" draw:layer="layout" svg:width="13.2cm" svg:height="14.013cm" svg:x="2.2cm" svg:y="6.387cm">
          <draw:image xlink:href="Pictures/10000000000001B7000001D2D8D88173C05BBE98.jpg" xlink:type="simple" xlink:show="embed" xlink:actuate="onLoad">
            <text:p/>
          </draw:image>
        </draw:frame>
        <draw:custom-shape draw:style-name="gr39" draw:text-style-name="P26" draw:layer="layout" svg:width="4.289cm" svg:height="1.133cm" draw:transform="rotate (0.964119878801668) translate (6.024cm 17.678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9" draw:text-style-name="P15" xml:id="id28" draw:id="id28" draw:layer="layout" svg:width="4.366cm" svg:height="1.2cm" svg:x="8.634cm" svg:y="13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0" draw:text-style-name="P16" xml:id="id27" draw:id="id27" draw:layer="layout" svg:width="16.6cm" svg:height="3.4cm" svg:x="10.4cm" svg:y="17cm">
          <text:p text:style-name="P6"><text:span text:style-name="T8">「色の効果を</text:span><text:span text:style-name="T8">25</text:span><text:span text:style-name="T8">ずつ変える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8.7cm" svg:y1="17cm" svg:x2="10.817cm" svg:y2="14.4cm" draw:start-shape="id27" draw:start-glue-point="0" draw:end-shape="id28" draw:end-glue-point="2" svg:d="M18700 17000l-7883-2600" svg:viewBox="0 0 7884 2601">
          <text:p/>
        </draw:connector>
        <draw:frame draw:style-name="gr29" draw:text-style-name="P30" draw:layer="layout" svg:width="27cm" svg:height="2.22cm" svg:x="0.6cm" svg:y="6.015cm">
          <draw:text-box>
            <text:p text:style-name="P13"><text:span text:style-name="T16">色を変えてみよ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3</text:span><text:span text:style-name="T3">）</text:span></text:p>
          </draw:text-box>
        </draw:frame>
        <draw:frame draw:style-name="gr13" draw:text-style-name="P11" draw:layer="layout" svg:width="17.502cm" svg:height="12.618cm" svg:x="1.2cm" svg:y="7.782cm">
          <draw:image xlink:href="Pictures/100000000000020500000175B78021EA7CEA61FD.jpg" xlink:type="simple" xlink:show="embed" xlink:actuate="onLoad">
            <text:p/>
          </draw:image>
        </draw:frame>
        <draw:custom-shape draw:style-name="gr41" draw:text-style-name="P26" draw:layer="layout" svg:width="2.859cm" svg:height="1.166cm" draw:transform="rotate (-0.610516172347617) translate (7.057cm 14.8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42" draw:text-style-name="P15" xml:id="id30" draw:id="id30" draw:layer="layout" svg:width="5.8cm" svg:height="1.4cm" svg:x="9.4cm" svg:y="16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29" draw:id="id29" draw:layer="layout" svg:width="11.2cm" svg:height="1.6cm" svg:x="16.2cm" svg:y="18.8cm">
          <text:p text:style-name="P6"><text:span text:style-name="T8">①</text:span><text:span text:style-name="T8">ドラッグ</text:span><text:span text:style-name="T8">&amp;</text:span><text:span text:style-name="T8">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1.8cm" svg:y1="18.8cm" svg:x2="15.2cm" svg:y2="17.3cm" draw:start-shape="id29" draw:start-glue-point="0" draw:end-shape="id30" svg:d="M21800 18800l-6600-1500" svg:viewBox="0 0 6601 1501">
          <text:p/>
        </draw:connector>
        <draw:frame draw:style-name="gr29" draw:text-style-name="P30" draw:layer="layout" svg:width="28.6cm" svg:height="2.22cm" svg:x="-0.4cm" svg:y="6.016cm">
          <draw:text-box>
            <text:p text:style-name="P13"><text:span text:style-name="T16">スペースキーを押した時の動きをつけよ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4</text:span><text:span text:style-name="T3">）</text:span></text:p>
          </draw:text-box>
        </draw:frame>
        <draw:frame draw:style-name="gr13" draw:text-style-name="P11" draw:layer="layout" svg:width="17.623cm" svg:height="11.718cm" svg:x="4.977cm" svg:y="7.982cm">
          <draw:image xlink:href="Pictures/10000000000002700000019FAFEDA1D1D7C96921.jpg" xlink:type="simple" xlink:show="embed" xlink:actuate="onLoad">
            <text:p/>
          </draw:image>
        </draw:frame>
        <draw:custom-shape draw:style-name="gr9" draw:text-style-name="P15" xml:id="id32" draw:id="id32" draw:layer="layout" svg:width="0.7cm" svg:height="0.7cm" svg:x="4.981cm" svg:y="18.66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3" draw:text-style-name="P16" xml:id="id31" draw:id="id31" draw:layer="layout" svg:width="11.4cm" svg:height="1.6cm" svg:x="0.8cm" svg:y="8.6cm">
          <text:p text:style-name="P6"><text:span text:style-name="T8">背景ボタン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6.5cm" svg:y1="10.2cm" svg:x2="5.331cm" svg:y2="18.662cm" draw:start-shape="id31" draw:end-shape="id32" draw:end-glue-point="0" svg:d="M6500 10200l-1169 8462" svg:viewBox="0 0 1170 8463">
          <text:p/>
        </draw:connector>
        <draw:frame draw:style-name="gr29" draw:text-style-name="P30" draw:layer="layout" svg:width="27cm" svg:height="2.22cm" svg:x="0.6cm" svg:y="6.016cm">
          <draw:text-box>
            <text:p text:style-name="P13"><text:span text:style-name="T16">背景をつけよう（</text:span><text:span text:style-name="T16">1</text:span><text:span text:style-name="T16">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5</text:span><text:span text:style-name="T3">）</text:span></text:p>
          </draw:text-box>
        </draw:frame>
        <draw:frame draw:style-name="gr13" draw:text-style-name="P11" draw:layer="layout" svg:width="20.053cm" svg:height="11.324cm" svg:x="3.974cm" svg:y="7.838cm">
          <draw:image xlink:href="Pictures/10000000000002C600000191EE10649AF7FADB7E.jpg" xlink:type="simple" xlink:show="embed" xlink:actuate="onLoad">
            <text:p/>
          </draw:image>
        </draw:frame>
        <draw:custom-shape draw:style-name="gr9" draw:text-style-name="P15" xml:id="id34" draw:id="id34" draw:layer="layout" svg:width="3.4cm" svg:height="3cm" svg:x="8.2cm" svg:y="10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33" draw:id="id33" draw:layer="layout" svg:width="13.6cm" svg:height="1.6cm" svg:x="0.4cm" svg:y="15cm">
          <text:p text:style-name="P6"><text:span text:style-name="T8">①</text:span><text:span text:style-name="T8">このイラスト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7.2cm" svg:y1="15cm" svg:x2="9.9cm" svg:y2="13.6cm" draw:start-shape="id33" draw:start-glue-point="0" draw:end-shape="id34" draw:end-glue-point="2" svg:d="M7200 15000l2700-1400" svg:viewBox="0 0 2701 1401">
          <text:p/>
        </draw:connector>
        <draw:custom-shape draw:style-name="gr9" draw:text-style-name="P15" xml:id="id35" draw:id="id35" draw:layer="layout" svg:width="1.48cm" svg:height="0.8cm" svg:x="21.092cm" svg:y="18.27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36" draw:id="id36" draw:layer="layout" svg:width="10cm" svg:height="1.6cm" svg:x="17.7cm" svg:y="13.2cm">
          <text:p text:style-name="P6"><text:span text:style-name="T8">②</text:span><text:span text:style-name="T8">「</text:span><text:span text:style-name="T8">OK</text:span><text:span text:style-name="T8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1.832cm" svg:y1="18.272cm" svg:x2="22.7cm" svg:y2="14.8cm" draw:start-shape="id35" draw:start-glue-point="0" draw:end-shape="id36" draw:end-glue-point="2" svg:d="M21832 18272l868-3472" svg:viewBox="0 0 869 3473">
          <text:p/>
        </draw:connector>
        <draw:frame draw:style-name="gr29" draw:text-style-name="P30" draw:layer="layout" svg:width="27cm" svg:height="2.22cm" svg:x="0.6cm" svg:y="6.017cm">
          <draw:text-box>
            <text:p text:style-name="P13"><text:span text:style-name="T16">背景をつけよう（</text:span><text:span text:style-name="T16">2</text:span><text:span text:style-name="T16">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6</text:span><text:span text:style-name="T3">）</text:span></text:p>
          </draw:text-box>
        </draw:frame>
        <draw:frame draw:style-name="gr29" draw:text-style-name="P30" draw:layer="layout" svg:width="27cm" svg:height="2.22cm" svg:x="0.6cm" svg:y="6.018cm">
          <draw:text-box>
            <text:p text:style-name="P13"><text:span text:style-name="T16">背景が変わった</text:span></text:p>
          </draw:text-box>
        </draw:frame>
        <draw:frame draw:style-name="gr37" draw:text-style-name="P3" draw:layer="layout" svg:width="14.2cm" svg:height="12.22cm" svg:x="6.6cm" svg:y="7.8cm">
          <draw:image xlink:href="Pictures/10000000000001C4000001856E1D89A231CA2E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Answer" presentation:presentation-page-layout-name="AL2T19">
        <office:forms form:automatic-focus="false" form:apply-design-mode="false"/>
        <draw:frame draw:style-name="gr37" draw:text-style-name="P3" draw:layer="layout" svg:width="13.8cm" svg:height="11.387cm" svg:x="7.1cm" svg:y="7.8cm">
          <draw:image xlink:href="Pictures/10000000000001EC00000196DCF723295835C2BA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7</text:span><text:span text:style-name="T3">）</text:span></text:p>
          </draw:text-box>
        </draw:frame>
        <draw:frame draw:style-name="gr29" draw:text-style-name="P30" draw:layer="layout" svg:width="27cm" svg:height="2.22cm" svg:x="0.6cm" svg:y="6.019cm">
          <draw:text-box>
            <text:p text:style-name="P13"><text:span text:style-name="T16">役者（やくしゃ）を追加しよう（</text:span><text:span text:style-name="T16">1</text:span><text:span text:style-name="T16">）</text:span></text:p>
          </draw:text-box>
        </draw:frame>
        <draw:custom-shape draw:style-name="gr9" draw:text-style-name="P15" xml:id="id38" draw:id="id38" draw:layer="layout" svg:width="0.7cm" svg:height="0.7cm" svg:x="14.2cm" svg:y="15.7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37" draw:id="id37" draw:layer="layout" svg:width="13cm" svg:height="1.6cm" svg:x="0.4cm" svg:y="18.4cm">
          <text:p text:style-name="P6"><text:span text:style-name="T8">①</text:span><text:span text:style-name="T8">顔のボタン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3.4cm" svg:y1="19.2cm" svg:x2="14.55cm" svg:y2="16.4cm" draw:start-shape="id37" draw:end-shape="id38" draw:end-glue-point="2" svg:d="M13400 19200l1150-2800" svg:viewBox="0 0 1151 2801">
          <text:p/>
        </draw:connecto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8</text:span><text:span text:style-name="T3">）</text:span></text:p>
          </draw:text-box>
        </draw:frame>
        <draw:frame draw:style-name="gr13" draw:text-style-name="P11" draw:layer="layout" svg:width="19.578cm" svg:height="10.766cm" svg:x="4.211cm" svg:y="8.417cm">
          <draw:image xlink:href="Pictures/10000000000002B50000017D77F1C84D073698DB.jpg" xlink:type="simple" xlink:show="embed" xlink:actuate="onLoad">
            <text:p/>
          </draw:image>
        </draw:frame>
        <draw:frame draw:style-name="gr29" draw:text-style-name="P30" draw:layer="layout" svg:width="27cm" svg:height="2.22cm" svg:x="0.6cm" svg:y="6.02cm">
          <draw:text-box>
            <text:p text:style-name="P13"><text:span text:style-name="T16">役者を追加しよう（</text:span><text:span text:style-name="T16">2</text:span><text:span text:style-name="T16">）</text:span></text:p>
          </draw:text-box>
        </draw:frame>
        <draw:custom-shape draw:style-name="gr9" draw:text-style-name="P15" xml:id="id40" draw:id="id40" draw:layer="layout" svg:width="2.6cm" svg:height="2.8cm" svg:x="9.8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39" draw:id="id39" draw:layer="layout" svg:width="11.2cm" svg:height="2.6cm" svg:x="15.4cm" svg:y="9.8cm">
          <text:p text:style-name="P6"><text:span text:style-name="T8">①</text:span><text:span text:style-name="T8">「</text:span><text:span text:style-name="T8">Cassy Dance</text:span><text:span text:style-name="T8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5.4cm" svg:y1="11.1cm" svg:x2="12.4cm" svg:y2="13.4cm" draw:start-shape="id39" draw:end-shape="id40" draw:end-glue-point="1" svg:d="M15400 11100l-3000 2300" svg:viewBox="0 0 3001 2301">
          <text:p/>
        </draw:connector>
        <draw:custom-shape draw:style-name="gr10" draw:text-style-name="P16" xml:id="id41" draw:id="id41" draw:layer="layout" svg:width="10cm" svg:height="1.6cm" svg:x="16.8cm" svg:y="15.6cm">
          <text:p text:style-name="P6"><text:span text:style-name="T8">②</text:span><text:span text:style-name="T8">「</text:span><text:span text:style-name="T8">OK</text:span><text:span text:style-name="T8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xml:id="id42" draw:id="id42" draw:layer="layout" svg:width="1.2cm" svg:height="1.1cm" svg:x="21cm" svg:y="18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1.8cm" svg:y1="17.2cm" svg:x2="21.6cm" svg:y2="18.2cm" draw:start-shape="id41" draw:start-glue-point="2" draw:end-shape="id42" draw:end-glue-point="0" svg:d="M21800 17200l-200 1000" svg:viewBox="0 0 201 1001">
          <text:p/>
        </draw:connecto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Answer" presentation:presentation-page-layout-name="AL2T19">
        <office:forms form:automatic-focus="false" form:apply-design-mode="false"/>
        <draw:frame draw:style-name="gr37" draw:text-style-name="P3" draw:layer="layout" svg:width="13.631cm" svg:height="11.928cm" svg:x="7.369cm" svg:y="8.372cm">
          <draw:image xlink:href="Pictures/10000000000001D80000019D4DFC6745624E2F6D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9</text:span><text:span text:style-name="T3">）</text:span></text:p>
          </draw:text-box>
        </draw:frame>
        <draw:frame draw:style-name="gr29" draw:text-style-name="P30" draw:layer="layout" svg:width="27cm" svg:height="2.22cm" svg:x="0.6cm" svg:y="6.021cm">
          <draw:text-box>
            <text:p text:style-name="P13"><text:span text:style-name="T16">役者を追加しよう（</text:span><text:span text:style-name="T16">3</text:span><text:span text:style-name="T16">）</text:span></text:p>
          </draw:text-box>
        </draw:frame>
        <draw:custom-shape draw:style-name="gr9" draw:text-style-name="P15" xml:id="id44" draw:id="id44" draw:layer="layout" svg:width="2.4cm" svg:height="4.6cm" svg:x="13.2cm" svg:y="10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43" draw:id="id43" draw:layer="layout" svg:width="13.6cm" svg:height="3.3cm" svg:x="13.8cm" svg:y="17cm">
          <text:p text:style-name="P6"><text:span text:style-name="T8">Cassy</text:span><text:span text:style-name="T8">（キャシー）をドラッグ</text:span><text:span text:style-name="T8">&amp;</text:span><text:span text:style-name="T8">ドロップで移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0.6cm" svg:y1="17cm" svg:x2="15.6cm" svg:y2="13.1cm" draw:start-shape="id43" draw:start-glue-point="0" draw:end-shape="id44" draw:end-glue-point="1" svg:d="M20600 17000l-5000-3900" svg:viewBox="0 0 5001 3901">
          <text:p/>
        </draw:connector>
        <draw:custom-shape draw:style-name="gr44" draw:text-style-name="P26" draw:layer="layout" svg:width="0.807cm" svg:height="0.63cm" draw:transform="rotate (-0.466351976132885) translate (12.479cm 13.074cm)">
          <text:p/>
          <draw:enhanced-geometry draw:mirror-horizontal="false" draw:mirror-vertical="false" svg:viewBox="0 0 21600 21600" draw:text-areas="0 ?f0 ?f5 ?f2" draw:type="right-arrow" draw:modifiers="11281.1881188119 5100.475435816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Answer" presentation:presentation-page-layout-name="AL2T19">
        <office:forms form:automatic-focus="false" form:apply-design-mode="false"/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20</text:span><text:span text:style-name="T3">）</text:span></text:p>
          </draw:text-box>
        </draw:frame>
        <draw:frame draw:style-name="gr29" draw:text-style-name="P30" draw:layer="layout" svg:width="27cm" svg:height="2.22cm" svg:x="0.6cm" svg:y="6.022cm">
          <draw:text-box>
            <text:p text:style-name="P13"><text:span text:style-name="T16">キャシーも動くようにしよう</text:span></text:p>
          </draw:text-box>
        </draw:frame>
        <draw:custom-shape draw:style-name="gr10" draw:text-style-name="P16" draw:layer="layout" svg:width="13.6cm" svg:height="2.1cm" svg:x="13.6cm" svg:y="18.2cm">
          <text:p text:style-name="P6"><text:span text:style-name="T8">ブロックを組み立て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7" draw:text-style-name="P11" draw:layer="layout" svg:width="5.214cm" svg:height="8.99cm" svg:x="3.4cm" svg:y="8.6cm">
          <draw:image xlink:href="Pictures/10000201000000B80000013E10ADC17196B265D3.png" xlink:type="simple" xlink:show="embed" xlink:actuate="onLoad">
            <text:p/>
          </draw:image>
        </draw:frame>
        <draw:frame draw:style-name="gr7" draw:text-style-name="P11" draw:layer="layout" svg:width="10.855cm" svg:height="8.861cm" svg:x="10.545cm" svg:y="8.739cm">
          <draw:image xlink:href="Pictures/10000000000001720000012E8300D68BDC4F43B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○「直ちに保存」することを口頭で伝える。</text:p>
            </draw:text-box>
          </draw:frame>
        </presentation:notes>
      </draw:page>
      <draw:page draw:name="page30" draw:style-name="dp1" draw:master-page-name="Answer" presentation:presentation-page-layout-name="AL2T19">
        <office:forms form:automatic-focus="false" form:apply-design-mode="false"/>
        <draw:frame draw:style-name="gr37" draw:text-style-name="P3" draw:layer="layout" svg:width="12.425cm" svg:height="10.676cm" svg:x="7.975cm" svg:y="8cm">
          <draw:image xlink:href="Pictures/10000000000001C700000187328EA5B10499F90C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21</text:span><text:span text:style-name="T3">）</text:span></text:p>
          </draw:text-box>
        </draw:frame>
        <draw:frame draw:style-name="gr29" draw:text-style-name="P30" draw:layer="layout" svg:width="27cm" svg:height="2.22cm" svg:x="0.6cm" svg:y="6.023cm">
          <draw:text-box>
            <text:p text:style-name="P13"><text:span text:style-name="T16">プログラムを動かしてみよう</text:span></text:p>
          </draw:text-box>
        </draw:frame>
        <draw:custom-shape draw:style-name="gr10" draw:text-style-name="P16" xml:id="id45" draw:id="id45" draw:layer="layout" svg:width="22cm" svg:height="3cm" svg:x="5.2cm" svg:y="17.4cm">
          <text:p text:style-name="P6"><text:span text:style-name="T8">ミドリの旗（はた）をクリックしてスタート</text:span></text:p>
          <text:p text:style-name="P6"><text:span text:style-name="T8">赤をクリックするとスト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xml:id="id46" draw:id="id46" draw:layer="layout" svg:width="2.6cm" svg:height="1.4cm" svg:x="18.2cm" svg:y="7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6.2cm" svg:y1="17.4cm" svg:x2="19.5cm" svg:y2="9.2cm" draw:start-shape="id45" draw:start-glue-point="0" draw:end-shape="id46" draw:end-glue-point="2" svg:d="M16200 17400l3300-8200" svg:viewBox="0 0 3301 8201">
          <text:p/>
        </draw:connecto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Answer_5f_" presentation:presentation-page-layout-name="AL2T19">
        <office:forms form:automatic-focus="false" form:apply-design-mode="false"/>
        <draw:frame presentation:style-name="pr8" draw:text-style-name="P5" draw:layer="layout" svg:width="24.4cm" svg:height="2.363cm" svg:x="0.1cm" svg:y="2.434cm" presentation:class="title" presentation:user-transformed="true">
          <draw:text-box>
            <text:p><text:span text:style-name="T3">スクラッチでダンスしよう！</text:span></text:p>
          </draw:text-box>
        </draw:frame>
        <draw:custom-shape draw:style-name="gr14" draw:text-style-name="P17" draw:layer="layout" svg:width="22.2cm" svg:height="1.8cm" svg:x="3cm" svg:y="6.8cm">
          <text:p text:style-name="P6"><text:span text:style-name="T10">検索（けんさく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8" draw:layer="layout" svg:width="0.6cm" svg:height="0.596cm" draw:transform="rotate (1.55945168665693) translate (2.2cm 16.789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9" draw:layer="layout" svg:width="22.2cm" svg:height="1.8cm" svg:x="3cm" svg:y="9.7cm">
          <text:p text:style-name="P6"><text:span text:style-name="T5">スクラッチをはじめ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cm" svg:y="12.7cm">
          <text:p text:style-name="P6"><text:span text:style-name="T5">ダンス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6" draw:text-style-name="P18" draw:layer="layout" svg:width="22.2cm" svg:height="1.8cm" svg:x="3.001cm" svg:y="15.601cm">
          <text:p text:style-name="P6"><text:span text:style-name="T11">作った作品を保存（ほぞん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2cm" svg:y="18.402cm">
          <text:p text:style-name="P6"><text:span text:style-name="T5">作った作品を開い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Answer" presentation:presentation-page-layout-name="AL2T19">
        <office:forms form:automatic-focus="false" form:apply-design-mode="false"/>
        <draw:frame draw:style-name="gr7" draw:text-style-name="P11" draw:layer="layout" svg:width="19cm" svg:height="12.463cm" svg:x="1.4cm" svg:y="7.937cm">
          <draw:image xlink:href="Pictures/10000000000002A1000001B90A3998CCF8959AEA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作った作品を保存しよう（</text:span><text:span text:style-name="T3">1</text:span><text:span text:style-name="T3">）</text:span></text:p>
          </draw:text-box>
        </draw:frame>
        <draw:frame draw:style-name="gr29" draw:text-style-name="P31" draw:layer="layout" svg:width="27cm" svg:height="2.22cm" svg:x="0.6cm" svg:y="6.023cm">
          <draw:text-box>
            <text:p text:style-name="P13"><text:span text:style-name="T16">作品をダウンロードしよう</text:span></text:p>
          </draw:text-box>
        </draw:frame>
        <draw:custom-shape draw:style-name="gr45" draw:text-style-name="P16" xml:id="id47" draw:id="id47" draw:layer="layout" svg:width="19.8cm" svg:height="3cm" svg:x="7.4cm" svg:y="17.4cm">
          <text:p text:style-name="P6"><text:span text:style-name="T8">「ファイル」をクリック → 「手元のコンピュータにダウンロード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6" draw:text-style-name="P15" xml:id="id48" draw:id="id48" draw:layer="layout" svg:width="7.4cm" svg:height="1cm" svg:x="4.4cm" svg:y="12.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7.3cm" svg:y1="17.4cm" svg:x2="8.1cm" svg:y2="13.5cm" draw:start-shape="id47" draw:start-glue-point="0" draw:end-shape="id48" draw:end-glue-point="2" svg:d="M17300 17400l-9200-3900" svg:viewBox="0 0 9201 3901">
          <text:p/>
        </draw:connecto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Answer" presentation:presentation-page-layout-name="AL2T19">
        <office:forms form:automatic-focus="false" form:apply-design-mode="false"/>
        <draw:frame draw:style-name="gr7" draw:text-style-name="P11" draw:layer="layout" svg:width="15.166cm" svg:height="12.033cm" svg:x="6cm" svg:y="8.1cm">
          <draw:image xlink:href="Pictures/1000020100000219000001AAE9A63CBF7AB328A1.pn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作った作品を保存しよう（</text:span><text:span text:style-name="T3">2</text:span><text:span text:style-name="T3">）</text:span></text:p>
          </draw:text-box>
        </draw:frame>
        <draw:frame draw:style-name="gr29" draw:text-style-name="P31" draw:layer="layout" svg:width="27cm" svg:height="2.22cm" svg:x="0.6cm" svg:y="6.023cm">
          <draw:text-box>
            <text:p text:style-name="P13"><text:span text:style-name="T16">保存する場所を決めよう</text:span></text:p>
          </draw:text-box>
        </draw:frame>
        <draw:custom-shape draw:style-name="gr47" draw:text-style-name="P16" xml:id="id49" draw:id="id49" draw:layer="layout" svg:width="12.2cm" svg:height="2.4cm" svg:x="1.6cm" svg:y="13.6cm">
          <text:p text:style-name="P6"><text:span text:style-name="T8">①</text:span><text:span text:style-name="T8">作品に名前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6" draw:text-style-name="P15" xml:id="id50" draw:id="id50" draw:layer="layout" svg:width="4cm" svg:height="1cm" svg:x="8.6cm" svg:y="17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7.7cm" svg:y1="16cm" svg:x2="10.6cm" svg:y2="17.2cm" draw:start-shape="id49" draw:end-shape="id50" draw:end-glue-point="0" svg:d="M7700 16000l2900 1200" svg:viewBox="0 0 2901 1201">
          <text:p/>
        </draw:connector>
        <draw:custom-shape draw:style-name="gr48" draw:text-style-name="P16" xml:id="id51" draw:id="id51" draw:layer="layout" svg:width="11.013cm" svg:height="2.4cm" svg:x="16.8cm" svg:y="14.688cm">
          <text:p text:style-name="P6"><text:span text:style-name="T8">②</text:span><text:span text:style-name="T8">「保存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9" draw:text-style-name="P15" xml:id="id52" draw:id="id52" draw:layer="layout" svg:width="3cm" svg:height="1cm" svg:x="15.2cm" svg:y="19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2.306cm" svg:y1="17.088cm" svg:x2="16.7cm" svg:y2="19cm" draw:start-shape="id51" draw:start-glue-point="2" draw:end-shape="id52" draw:end-glue-point="0" svg:d="M22306 17088l-5606 1912" svg:viewBox="0 0 5607 1913">
          <text:p/>
        </draw:connecto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Answer_5f_" presentation:presentation-page-layout-name="AL2T19">
        <office:forms form:automatic-focus="false" form:apply-design-mode="false"/>
        <draw:frame presentation:style-name="pr8" draw:text-style-name="P5" draw:layer="layout" svg:width="24.4cm" svg:height="2.363cm" svg:x="0.1cm" svg:y="2.434cm" presentation:class="title" presentation:user-transformed="true">
          <draw:text-box>
            <text:p><text:span text:style-name="T3">スクラッチでダンスしよう！</text:span></text:p>
          </draw:text-box>
        </draw:frame>
        <draw:custom-shape draw:style-name="gr14" draw:text-style-name="P17" draw:layer="layout" svg:width="22.2cm" svg:height="1.8cm" svg:x="3cm" svg:y="6.8cm">
          <text:p text:style-name="P6"><text:span text:style-name="T10">検索（けんさく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8" draw:layer="layout" svg:width="0.6cm" svg:height="0.596cm" draw:transform="rotate (1.55945168665693) translate (2.2cm 19.589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9" draw:layer="layout" svg:width="22.2cm" svg:height="1.8cm" svg:x="3cm" svg:y="9.7cm">
          <text:p text:style-name="P6"><text:span text:style-name="T5">スクラッチをはじめ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cm" svg:y="12.7cm">
          <text:p text:style-name="P6"><text:span text:style-name="T5">ダンス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1cm" svg:y="15.601cm">
          <text:p text:style-name="P6"><text:span text:style-name="T5">作った作品を保存（ほぞん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6" draw:text-style-name="P18" draw:layer="layout" svg:width="22.2cm" svg:height="1.8cm" svg:x="3.002cm" svg:y="18.402cm">
          <text:p text:style-name="P6"><text:span text:style-name="T11">作った作品を開い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Answer_5f_" presentation:presentation-page-layout-name="AL2T19">
        <office:forms form:automatic-focus="false" form:apply-design-mode="false"/>
        <draw:frame draw:style-name="gr7" draw:text-style-name="P11" draw:layer="layout" svg:width="18.436cm" svg:height="12.075cm" svg:x="1.8cm" svg:y="8.043cm">
          <draw:image xlink:href="Pictures/100000000000028D000001ABE54F990E9A9AEE41.jpg" xlink:type="simple" xlink:show="embed" xlink:actuate="onLoad">
            <text:p/>
          </draw:image>
        </draw:frame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作った作品を開いてみよう（</text:span><text:span text:style-name="T3">1</text:span><text:span text:style-name="T3">）</text:span></text:p>
          </draw:text-box>
        </draw:frame>
        <draw:frame draw:style-name="gr29" draw:text-style-name="P31" draw:layer="layout" svg:width="27cm" svg:height="2.22cm" svg:x="0.6cm" svg:y="6.023cm">
          <draw:text-box>
            <text:p text:style-name="P13"><text:span text:style-name="T16">作品をアップロードしよう</text:span></text:p>
          </draw:text-box>
        </draw:frame>
        <draw:custom-shape draw:style-name="gr45" draw:text-style-name="P16" xml:id="id53" draw:id="id53" draw:layer="layout" svg:width="19.8cm" svg:height="3cm" svg:x="7.4cm" svg:y="17.4cm">
          <text:p text:style-name="P6"><text:span text:style-name="T8">「ファイル」をクリック → 「手元のコンピュータからアップロード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6" draw:text-style-name="P15" xml:id="id54" draw:id="id54" draw:layer="layout" svg:width="7.4cm" svg:height="1cm" svg:x="4.7cm" svg:y="11.7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7.3cm" svg:y1="17.4cm" svg:x2="8.4cm" svg:y2="12.7cm" draw:start-shape="id53" draw:start-glue-point="0" draw:end-shape="id54" draw:end-glue-point="2" svg:d="M17300 17400l-8900-4700" svg:viewBox="0 0 8901 4701">
          <text:p/>
        </draw:connecto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Answer_5f_" presentation:presentation-page-layout-name="AL2T19">
        <office:forms form:automatic-focus="false" form:apply-design-mode="false"/>
        <draw:frame draw:style-name="gr7" draw:text-style-name="P11" draw:layer="layout" svg:width="17.016cm" svg:height="10.071cm" svg:x="4.784cm" svg:y="8.243cm">
          <draw:image xlink:href="Pictures/100002010000025A000001648D3A64EF4F1BA1FE.png" xlink:type="simple" xlink:show="embed" xlink:actuate="onLoad">
            <text:p/>
          </draw:image>
        </draw:frame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作った作品を開いてみよう（</text:span><text:span text:style-name="T3">2</text:span><text:span text:style-name="T3">）</text:span></text:p>
          </draw:text-box>
        </draw:frame>
        <draw:frame draw:style-name="gr29" draw:text-style-name="P31" draw:layer="layout" svg:width="27cm" svg:height="2.22cm" svg:x="0.6cm" svg:y="6.023cm">
          <draw:text-box>
            <text:p text:style-name="P13"><text:span text:style-name="T16">開きたい作品をえらぼう</text:span></text:p>
          </draw:text-box>
        </draw:frame>
        <draw:custom-shape draw:style-name="gr50" draw:text-style-name="P16" xml:id="id55" draw:id="id55" draw:layer="layout" svg:width="9.8cm" svg:height="4cm" svg:x="0.6cm" svg:y="13.4cm">
          <text:p text:style-name="P6"><text:span text:style-name="T8">①</text:span><text:span text:style-name="T8">「</text:span><text:span text:style-name="T8">Scratch 2 Project</text:span><text:span text:style-name="T8">」を選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1" draw:text-style-name="P15" xml:id="id56" draw:id="id56" draw:layer="layout" svg:width="5.8cm" svg:height="1cm" svg:x="10.6cm" svg:y="17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0.4cm" svg:y1="15.4cm" svg:x2="13.5cm" svg:y2="17.2cm" draw:start-shape="id55" draw:start-glue-point="1" draw:end-shape="id56" draw:end-glue-point="0" svg:d="M10400 15400l3100 1800" svg:viewBox="0 0 3101 1801">
          <text:p/>
        </draw:connecto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Answer_5f_" presentation:presentation-page-layout-name="AL2T19">
        <office:forms form:automatic-focus="false" form:apply-design-mode="false"/>
        <draw:frame draw:style-name="gr7" draw:text-style-name="P11" draw:layer="layout" svg:width="18.197cm" svg:height="10.769cm" svg:x="4.6cm" svg:y="8.6cm">
          <draw:image xlink:href="Pictures/10000201000002840000017D810244004504A162.png" xlink:type="simple" xlink:show="embed" xlink:actuate="onLoad">
            <text:p/>
          </draw:image>
        </draw:frame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作った作品を開いてみよう（</text:span><text:span text:style-name="T3">2</text:span><text:span text:style-name="T3">）</text:span></text:p>
          </draw:text-box>
        </draw:frame>
        <draw:frame draw:style-name="gr29" draw:text-style-name="P31" draw:layer="layout" svg:width="27cm" svg:height="2.22cm" svg:x="0.6cm" svg:y="6.023cm">
          <draw:text-box>
            <text:p text:style-name="P13"><text:span text:style-name="T16">開きたい作品をえらぼう</text:span></text:p>
          </draw:text-box>
        </draw:frame>
        <draw:custom-shape draw:style-name="gr50" draw:text-style-name="P16" xml:id="id57" draw:id="id57" draw:layer="layout" svg:width="9.8cm" svg:height="3.1cm" svg:x="0.2cm" svg:y="7.3cm">
          <text:p text:style-name="P6"><text:span text:style-name="T8">①</text:span><text:span text:style-name="T8">開きたい作品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1" draw:text-style-name="P15" xml:id="id58" draw:id="id58" draw:layer="layout" svg:width="7cm" svg:height="2.2cm" svg:x="7.8cm" svg:y="1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5.1cm" svg:y1="10.4cm" svg:x2="11.3cm" svg:y2="14cm" draw:start-shape="id57" draw:start-glue-point="2" draw:end-shape="id58" draw:end-glue-point="0" svg:d="M5100 10400l6200 3600" svg:viewBox="0 0 6201 3601">
          <text:p/>
        </draw:connector>
        <draw:custom-shape draw:style-name="gr48" draw:text-style-name="P16" xml:id="id59" draw:id="id59" draw:layer="layout" svg:width="11.013cm" svg:height="2.4cm" svg:x="15.8cm" svg:y="13.3cm">
          <text:p text:style-name="P6"><text:span text:style-name="T8">②</text:span><text:span text:style-name="T8">「開く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9" draw:text-style-name="P15" xml:id="id60" draw:id="id60" draw:layer="layout" svg:width="3cm" svg:height="1cm" svg:x="19.6cm" svg:y="17.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1.306cm" svg:y1="15.7cm" svg:x2="21.1cm" svg:y2="17.5cm" draw:start-shape="id59" draw:end-shape="id60" draw:end-glue-point="0" svg:d="M21306 15700l-206 1800" svg:viewBox="0 0 207 1801">
          <text:p/>
        </draw:connecto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Migu 1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_5f_-background" style:display-name="Answer_-background" style:family="presentation">
      <style:graphic-properties draw:stroke="none" draw:fill="none"/>
      <style:text-properties style:letter-kerning="true"/>
    </style:style>
    <style:style style:name="Answer_5f_-backgroundobjects" style:display-name="Answ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_5f_-notes" style:display-name="Answ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_5f_-outline1" style:display-name="Answer_-outline1" style:family="presentation">
      <style:graphic-properties draw:stroke="none" draw:fill="none" draw:auto-grow-height="false" draw:fit-to-size="shrink-to-fit">
        <text:list-style style:name="Answer_5f_-outline1" style:display-name="Answer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outline2" style:display-name="Answer_-outline2" style:family="presentation" style:parent-style-name="Answer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_5f_-outline3" style:display-name="Answer_-outline3" style:family="presentation" style:parent-style-name="Answer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_5f_-outline4" style:display-name="Answer_-outline4" style:family="presentation" style:parent-style-name="Answ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_5f_-outline5" style:display-name="Answer_-outline5" style:family="presentation" style:parent-style-name="Answ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6" style:display-name="Answer_-outline6" style:family="presentation" style:parent-style-name="Answ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7" style:display-name="Answer_-outline7" style:family="presentation" style:parent-style-name="Answ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8" style:display-name="Answer_-outline8" style:family="presentation" style:parent-style-name="Answ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9" style:display-name="Answer_-outline9" style:family="presentation" style:parent-style-name="Answ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subtitle" style:display-name="Answer_-subtitle" style:family="presentation">
      <style:graphic-properties draw:stroke="none" draw:fill="none" draw:textarea-vertical-align="middle">
        <text:list-style style:name="Answer_5f_-subtitle" style:display-name="Answer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title" style:display-name="Answer_-title" style:family="presentation">
      <style:graphic-properties draw:stroke="none" draw:fill="none" draw:textarea-vertical-align="middle">
        <text:list-style style:name="Answer_5f_-title" style:display-name="Answer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Answer_5f_-title">
      <style:graphic-properties draw:auto-grow-height="false" fo:min-height="3.507cm"/>
    </style:style>
    <style:style style:name="Mpr41" style:family="presentation" style:parent-style-name="Answer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Answer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Answ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office:forms form:automatic-focus="false" form:apply-design-mode="false"/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E838CA251C2E5CAA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B7BA0733EAA89737.png" xlink:type="simple" xlink:show="embed" xlink:actuate="onLoad">
          <text:p/>
        </draw:image>
      </draw:frame>
      <draw:frame presentation:style-name="Question01_20_h1-title" draw:layer="backgroundobjects" svg:width="22.6cm" svg:height="4.906cm" svg:x="1cm" svg:y="5.694cm" presentation:class="titl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3E0000000F51951CDC09EBF419C.png" xlink:type="simple" xlink:show="embed" xlink:actuate="onLoad">
          <text:p/>
        </draw:image>
      </draw:frame>
      <draw:frame presentation:style-name="Question01_20_h2-title" draw:layer="backgroundobjects" svg:width="24.4cm" svg:height="2.343cm" svg:x="0.1cm" svg:y="5.1cm" presentation:class="title" presentation:placeholder="true">
        <draw:text-box/>
      </draw:frame>
      <draw:frame presentation:style-name="Question01_20_h2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F11952955F12F554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3E0000000F50A9006F33E9A0116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F9FB3E545136C337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90F4C9E6B148B0B8.png" xlink:type="simple" xlink:show="embed" xlink:actuate="onLoad">
          <text:p/>
        </draw:image>
      </draw:frame>
      <draw:frame presentation:style-name="標準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831DF8B4692723D0B.png" xlink:type="simple" xlink:show="embed" xlink:actuate="onLoad">
          <text:p/>
        </draw:image>
      </draw:frame>
      <draw:frame presentation:style-name="標準_20_2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7E42B77B623CC3656.png" xlink:type="simple" xlink:show="embed" xlink:actuate="onLoad">
          <text:p/>
        </draw:image>
      </draw:frame>
      <draw:frame presentation:style-name="標準_20_3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3CF00000069CA2CE32E658ECFB6.png" xlink:type="simple" xlink:show="embed" xlink:actuate="onLoad">
          <text:p/>
        </draw:image>
      </draw:frame>
      <draw:frame presentation:style-name="標準_20_4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24A82607980BC2CB.png" xlink:type="simple" xlink:show="embed" xlink:actuate="onLoad">
          <text:p/>
        </draw:image>
      </draw:frame>
      <draw:frame presentation:style-name="標準_20_5-title" draw:layer="backgroundobjects" svg:width="25.199cm" svg:height="3.506cm" svg:x="1.4cm" svg:y="3.837cm" presentation:class="title" presentation:placeholder="true">
        <draw:text-box/>
      </draw:frame>
      <draw:frame presentation:style-name="標準_20_5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3.268cm" svg:x="0cm" svg:y="0cm">
        <draw:image xlink:href="Pictures/10000201000003E000000073AAFB5E8544EB8A65.png" xlink:type="simple" xlink:show="embed" xlink:actuate="onLoad">
          <text:p/>
        </draw:image>
      </draw:frame>
      <draw:frame presentation:style-name="標準_20_6-title" draw:layer="backgroundobjects" svg:width="24.2cm" svg:height="3.506cm" svg:x="1.4cm" svg:y="0.837cm" presentation:class="title" presentation:placeholder="true">
        <draw:text-box/>
      </draw:frame>
      <draw:frame presentation:style-name="標準_20_6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_5f_" style:display-name="Answer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_5f_-outline1" draw:layer="backgroundobjects" svg:width="24.639cm" svg:height="12.18cm" svg:x="1.4cm" svg:y="4.914cm" presentation:class="outline" presentation:placeholder="true">
        <draw:text-box/>
      </draw:frame>
      <draw:frame presentation:style-name="Answer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_5f_-title" draw:layer="backgroundobjects" svg:width="14.848cm" svg:height="11.136cm" svg:x="3.075cm" svg:y="2.257cm" presentation:class="page"/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0:01:33.962453257</dc:date>
    <meta:editing-duration>P1DT5H4M38S</meta:editing-duration>
    <meta:editing-cycles>360</meta:editing-cycles>
    <meta:generator>LibreOffice/5.1.6.2$Linux_X86_64 LibreOffice_project/10m0$Build-2</meta:generator>
    <meta:document-statistic meta:object-count="505"/>
  </office:meta>
</office:document-meta>
</file>